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9" table:default-cell-style-name="ce2"/>
        <table:table-row table:style-name="ro2">
          <table:table-cell table:style-name="ce1" office:value-type="string">
            <text:p>2/10/2014 21:00:00</text:p>
          </table:table-cell>
          <table:table-cell/>
          <table:table-cell office:value-type="string">
            <text:p>2/9/2014 22:00:00</text:p>
          </table:table-cell>
          <table:table-cell table:style-name="ce2"/>
          <table:table-cell office:value-type="string">
            <text:p>2/9/2014　17:00</text:p>
          </table:table-cell>
          <table:table-cell/>
          <table:table-cell table:style-name="ce1" office:value-type="string">
            <text:p>2/9/2014 12:00:00</text:p>
          </table:table-cell>
          <table:table-cell/>
          <table:table-cell office:value-type="string">
            <text:p>2/8/2014 22:00:00</text:p>
          </table:table-cell>
          <table:table-cell/>
          <table:table-cell table:style-name="ce1" office:value-type="string">
            <text:p>2/8/2014 17:00:00</text:p>
          </table:table-cell>
          <table:table-cell/>
          <table:table-cell table:style-name="ce1" office:value-type="string">
            <text:p>2/8/2014 12:00:00</text:p>
          </table:table-cell>
          <table:table-cell/>
          <table:table-cell table:style-name="ce1" office:value-type="string">
            <text:p>2014/02/07　22:00</text:p>
          </table:table-cell>
          <table:table-cell/>
          <table:table-cell table:style-name="ce1" office:value-type="string">
            <text:p>2/7/2014 17:00:00</text:p>
          </table:table-cell>
          <table:table-cell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87864 pt</text:p>
          </table:table-cell>
          <table:table-cell office:value-type="string">
            <text:p>1位</text:p>
          </table:table-cell>
          <table:table-cell office:value-type="string">
            <text:p>34750134 pt</text:p>
          </table:table-cell>
          <table:table-cell office:value-type="string">
            <text:p>1位</text:p>
          </table:table-cell>
          <table:table-cell table:style-name="ce1" office:value-type="string">
            <text:p>3246321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30222911 pt</text:p>
          </table:table-cell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6475 pt</text:p>
          </table:table-cell>
          <table:table-cell office:value-type="string">
            <text:p>100位</text:p>
          </table:table-cell>
          <table:table-cell office:value-type="string">
            <text:p>3806536 pt</text:p>
          </table:table-cell>
          <table:table-cell office:value-type="string">
            <text:p>100位</text:p>
          </table:table-cell>
          <table:table-cell table:style-name="ce1" office:value-type="string">
            <text:p>3519536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3282150 pt</text:p>
          </table:table-cell>
          <table:table-cell office:value-type="string">
            <text:p>100位</text:p>
          </table:table-cell>
          <table:table-cell table:style-name="ce1" office:value-type="string">
            <text:p>3133967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577494 pt</text:p>
          </table:table-cell>
          <table:table-cell office:value-type="string">
            <text:p>1200位</text:p>
          </table:table-cell>
          <table:table-cell office:value-type="string">
            <text:p>1543237 pt</text:p>
          </table:table-cell>
          <table:table-cell office:value-type="string">
            <text:p>1200位</text:p>
          </table:table-cell>
          <table:table-cell table:style-name="ce1" office:value-type="string">
            <text:p>121220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1051653 pt</text:p>
          </table:table-cell>
          <table:table-cell office:value-type="string">
            <text:p>1200位</text:p>
          </table:table-cell>
          <table:table-cell table:style-name="ce1" office:value-type="string">
            <text:p>952969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※02/11（月） 00:00 集計時点のポイントです</text:p>
          </table:table-cell>
          <table:table-cell/>
          <table:table-cell office:value-type="string">
            <text:p>※02/10（月） 00:01 集計時点のポイントです</text:p>
          </table:table-cell>
          <table:table-cell table:style-name="ce2"/>
          <table:table-cell office:value-type="string">
            <text:p>※02/09（日） 19:00 集計時点のポイントです</text:p>
          </table:table-cell>
          <table:table-cell/>
          <table:table-cell table:style-name="ce1" office:value-type="string">
            <text:p>※02/09（日） 13:00 集計時点のポイントです</text:p>
          </table:table-cell>
          <table:table-cell/>
          <table:table-cell office:value-type="string">
            <text:p>※02/09（日） 00:00 集計時点のポイントです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2464665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735186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58676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5664145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5">
          <table:table-cell table:style-name="ce1" office:value-type="string">
            <text:p>1位</text:p>
          </table:table-cell>
          <table:table-cell table:style-name="ce1" office:value-type="string">
            <text:p>34750134 pt</text:p>
          </table:table-cell>
          <table:table-cell office:value-type="string">
            <text:p>100位</text:p>
          </table:table-cell>
          <table:table-cell office:value-type="string">
            <text:p>3536188 pt</text:p>
          </table:table-cell>
          <table:table-cell office:value-type="string">
            <text:p>100位</text:p>
          </table:table-cell>
          <table:table-cell table:style-name="ce1" office:value-type="string">
            <text:p>3282150 pt</text:p>
          </table:table-cell>
          <table:table-cell table:style-name="ce1" office:value-type="string">
            <text:p>XX除雪のためきろくできず</text:p>
          </table:table-cell>
          <table:table-cell/>
          <table:table-cell office:value-type="string">
            <text:p>100位</text:p>
          </table:table-cell>
          <table:table-cell table:style-name="ce1" office:value-type="string">
            <text:p>313396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6181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3403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9193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87821 pt</text:p>
          </table:table-cell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806536 pt</text:p>
          </table:table-cell>
          <table:table-cell office:value-type="string">
            <text:p>1200位</text:p>
          </table:table-cell>
          <table:table-cell office:value-type="string">
            <text:p>1213617 pt</text:p>
          </table:table-cell>
          <table:table-cell office:value-type="string">
            <text:p>1200位</text:p>
          </table:table-cell>
          <table:table-cell table:style-name="ce1" office:value-type="string">
            <text:p>1051653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5131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69965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3999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4250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9247 pt</text:p>
          </table:table-cell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543237 pt</text:p>
          </table:table-cell>
          <table:table-cell office:value-type="string">
            <text:p>※02/09（日） 22:04 集計時点のポイントで</text:p>
          </table:table-cell>
          <table:table-cell table:style-name="ce2"/>
          <table:table-cell office:value-type="string">
            <text:p>※02/09（日） 16:59 集計時点のポイントです</text:p>
          </table:table-cell>
          <table:table-cell table:number-columns-repeated="3"/>
          <table:table-cell office:value-type="string">
            <text:p>※02/08（土） 23:59 集計時点のポイントです</text:p>
          </table:table-cell>
          <table:table-cell/>
          <table:table-cell table:style-name="ce1" office:value-type="string">
            <text:p>※02/08（土） 18:59 集計時点のポイントです</text:p>
          </table:table-cell>
          <table:table-cell/>
          <table:table-cell table:style-name="ce1" office:value-type="string">
            <text:p>※02/08（土） 12:59 集計時点のポイントです</text:p>
          </table:table-cell>
          <table:table-cell/>
          <table:table-cell table:style-name="ce1" office:value-type="string">
            <text:p>※02/07（金） 23:59 集計時点のポイントです</text:p>
          </table:table-cell>
          <table:table-cell/>
          <table:table-cell table:style-name="ce1" office:value-type="string">
            <text:p>※02/07（金） 18:59 集計時点のポイントです</text:p>
          </table:table-cell>
          <table:table-cell/>
        </table:table-row>
        <table:table-row table:style-name="ro4">
          <table:table-cell table:style-name="ce1" office:value-type="string">
            <text:p>※02/10（月） 21:00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2464665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725230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56097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562973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4762930 pt</text:p>
          </table:table-cell>
          <table:table-cell office:value-type="string">
            <text:p>100位</text:p>
          </table:table-cell>
          <table:table-cell office:value-type="string">
            <text:p>3536842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3054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6181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33508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794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85831 pt</text:p>
          </table:table-cell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806536 pt</text:p>
          </table:table-cell>
          <table:table-cell office:value-type="string">
            <text:p>1200位</text:p>
          </table:table-cell>
          <table:table-cell office:value-type="string">
            <text:p>1213617 pt</text:p>
          </table:table-cell>
          <table:table-cell office:value-type="string">
            <text:p>100位</text:p>
          </table:table-cell>
          <table:table-cell table:style-name="ce1" office:value-type="string">
            <text:p>3282150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960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6839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3531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4250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8151 pt</text:p>
          </table:table-cell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548455 pt</text:p>
          </table:table-cell>
          <table:table-cell office:value-type="string">
            <text:p>※02/09（日） 22:05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3022 pt</text:p>
          </table:table-cell>
          <table:table-cell table:number-columns-repeated="2"/>
          <table:table-cell office:value-type="string">
            <text:p>※02/08（土） 23:58 集計時点のポイントで</text:p>
          </table:table-cell>
          <table:table-cell/>
          <table:table-cell table:style-name="ce1" office:value-type="string">
            <text:p>※02/08（土） 18:58 集計時点のポイントです</text:p>
          </table:table-cell>
          <table:table-cell/>
          <table:table-cell table:style-name="ce1" office:value-type="string">
            <text:p>※02/08（土） 12:58 集計時点のポイントです</text:p>
          </table:table-cell>
          <table:table-cell/>
          <table:table-cell table:style-name="ce1" office:value-type="string">
            <text:p>※02/07（金） 23:58 集計時点のポイントです</text:p>
          </table:table-cell>
          <table:table-cell/>
          <table:table-cell table:style-name="ce1" office:value-type="string">
            <text:p>※02/07（金） 18:58 集計時点のポイントです</text:p>
          </table:table-cell>
          <table:table-cell/>
        </table:table-row>
        <table:table-row table:style-name="ro4">
          <table:table-cell table:style-name="ce1" office:value-type="string">
            <text:p>※02/10（月） 21:05 集計時点のポイントです</text:p>
          </table:table-cell>
          <table:table-cell/>
          <table:table-cell table:style-name="ce2" table:number-columns-repeated="2"/>
          <table:table-cell office:value-type="string">
            <text:p>※02/09（日） 17:04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2530777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2"/>
          <table:table-cell table:style-name="ce1" office:value-type="string">
            <text:p>1位</text:p>
          </table:table-cell>
          <table:table-cell table:style-name="ce1" office:value-type="string">
            <text:p>1753248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5591824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4781798 pt</text:p>
          </table:table-cell>
          <table:table-cell office:value-type="string">
            <text:p>100位</text:p>
          </table:table-cell>
          <table:table-cell office:value-type="string">
            <text:p>3553867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220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716498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305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794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84088 pt</text:p>
          </table:table-cell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815003 pt</text:p>
          </table:table-cell>
          <table:table-cell office:value-type="string">
            <text:p>1200位</text:p>
          </table:table-cell>
          <table:table-cell office:value-type="string">
            <text:p>1217510 pt</text:p>
          </table:table-cell>
          <table:table-cell office:value-type="string">
            <text:p>100位</text:p>
          </table:table-cell>
          <table:table-cell table:style-name="ce1" office:value-type="string">
            <text:p>328822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869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6181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3398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4112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8151 pt</text:p>
          </table:table-cell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557515 pt</text:p>
          </table:table-cell>
          <table:table-cell office:value-type="string">
            <text:p>※02/09（日） 22:09 集計時点のポイントで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5068 pt</text:p>
          </table:table-cell>
          <table:table-cell table:number-columns-repeated="2"/>
          <table:table-cell office:value-type="string">
            <text:p>※02/08（土） 23:57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64224 pt</text:p>
          </table:table-cell>
          <table:table-cell table:style-name="ce1" office:value-type="string">
            <text:p>※02/08（土） 12:57 集計時点のポイントです</text:p>
          </table:table-cell>
          <table:table-cell/>
          <table:table-cell table:style-name="ce1" office:value-type="string">
            <text:p>※02/07（金） 23:57 集計時点のポイントです</text:p>
          </table:table-cell>
          <table:table-cell/>
          <table:table-cell table:style-name="ce1" office:value-type="string">
            <text:p>※02/07（金） 18:57 集計時点のポイントです</text:p>
          </table:table-cell>
          <table:table-cell/>
        </table:table-row>
        <table:table-row table:style-name="ro4">
          <table:table-cell table:style-name="ce1" office:value-type="string">
            <text:p>※02/10（月） 21:09 集計時点のポイントです</text:p>
          </table:table-cell>
          <table:table-cell/>
          <table:table-cell table:style-name="ce2" table:number-columns-repeated="2"/>
          <table:table-cell office:value-type="string">
            <text:p>※02/09（日） 17:05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7 集計時点のポイントです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2549746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2"/>
          <table:table-cell table:style-name="ce1" office:value-type="string">
            <text:p>1位</text:p>
          </table:table-cell>
          <table:table-cell table:style-name="ce1" office:value-type="string">
            <text:p>1749971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555308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555496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705280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2174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794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83850 pt</text:p>
          </table:table-cell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4781798 pt</text:p>
          </table:table-cell>
          <table:table-cell office:value-type="string">
            <text:p>1200位</text:p>
          </table:table-cell>
          <table:table-cell office:value-type="string">
            <text:p>1217617 pt</text:p>
          </table:table-cell>
          <table:table-cell office:value-type="string">
            <text:p>100位</text:p>
          </table:table-cell>
          <table:table-cell table:style-name="ce1" office:value-type="string">
            <text:p>3298532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5633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6181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3169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827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6433 pt</text:p>
          </table:table-cell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23235 pt</text:p>
          </table:table-cell>
          <table:table-cell office:value-type="string">
            <text:p>※02/09（日） 22:10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6741 pt</text:p>
          </table:table-cell>
          <table:table-cell table:number-columns-repeated="2"/>
          <table:table-cell office:value-type="string">
            <text:p>※02/08（土） 23:56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61742 pt</text:p>
          </table:table-cell>
          <table:table-cell table:style-name="ce1" office:value-type="string">
            <text:p>※02/08（土） 12:56 集計時点のポイントです</text:p>
          </table:table-cell>
          <table:table-cell/>
          <table:table-cell table:style-name="ce1" office:value-type="string">
            <text:p>※02/07（金） 23:56 集計時点のポイントです</text:p>
          </table:table-cell>
          <table:table-cell/>
          <table:table-cell table:style-name="ce1" office:value-type="string">
            <text:p>※02/07（金） 18:56 集計時点のポイントです</text:p>
          </table:table-cell>
          <table:table-cell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560367 pt</text:p>
          </table:table-cell>
          <table:table-cell table:style-name="ce2" table:number-columns-repeated="2"/>
          <table:table-cell office:value-type="string">
            <text:p>※02/09（日） 17:06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6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※02/10（月） 21:10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2585322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4"/>
          <table:table-cell table:style-name="ce1" office:value-type="string">
            <text:p>1位</text:p>
          </table:table-cell>
          <table:table-cell table:style-name="ce1" office:value-type="string">
            <text:p>15514353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565822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959436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46662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794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81980 pt</text:p>
          </table:table-cell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222537 pt</text:p>
          </table:table-cell>
          <table:table-cell office:value-type="string">
            <text:p>100位</text:p>
          </table:table-cell>
          <table:table-cell table:style-name="ce1" office:value-type="string">
            <text:p>330612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386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6181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738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7904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5760 pt</text:p>
          </table:table-cell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793802 pt</text:p>
          </table:table-cell>
          <table:table-cell office:value-type="string">
            <text:p>※02/09（日） 22:12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8320 pt</text:p>
          </table:table-cell>
          <table:table-cell table:number-columns-repeated="2"/>
          <table:table-cell office:value-type="string">
            <text:p>※02/08（土） 23:55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5882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28101 pt</text:p>
          </table:table-cell>
          <table:table-cell table:style-name="ce1" office:value-type="string">
            <text:p>※02/07（金） 23:55 集計時点のポイントです</text:p>
          </table:table-cell>
          <table:table-cell/>
          <table:table-cell table:style-name="ce1" office:value-type="string">
            <text:p>※02/07（金） 18:55 集計時点のポイントです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35022 pt</text:p>
          </table:table-cell>
          <table:table-cell table:style-name="ce2" table:number-columns-repeated="2"/>
          <table:table-cell office:value-type="string">
            <text:p>※02/09（日） 17:09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5 集計時点のポイントです</text:p>
          </table:table-cell>
          <table:table-cell/>
          <table:table-cell table:style-name="ce1" office:value-type="string">
            <text:p>※02/08（土） 12:55 集計時点のポイントです</text:p>
          </table:table-cell>
          <table:table-cell table:number-columns-repeated="5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579235 pt</text:p>
          </table:table-cell>
          <table:table-cell office:value-type="string">
            <text:p>1位</text:p>
          </table:table-cell>
          <table:table-cell office:value-type="string">
            <text:p>32620757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4"/>
          <table:table-cell table:style-name="ce1" office:value-type="string">
            <text:p>1位</text:p>
          </table:table-cell>
          <table:table-cell table:style-name="ce1" office:value-type="string">
            <text:p>1547598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567739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88203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443136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34794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79919 pt</text:p>
          </table:table-cell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227120 pt</text:p>
          </table:table-cell>
          <table:table-cell office:value-type="string">
            <text:p>100位</text:p>
          </table:table-cell>
          <table:table-cell table:style-name="ce1" office:value-type="string">
            <text:p>330612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263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969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339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689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3458 pt</text:p>
          </table:table-cell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793802 pt</text:p>
          </table:table-cell>
          <table:table-cell office:value-type="string">
            <text:p>※02/09（日） 22:14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8320 pt</text:p>
          </table:table-cell>
          <table:table-cell table:number-columns-repeated="2"/>
          <table:table-cell office:value-type="string">
            <text:p>※02/08（土） 23:54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5794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26611 pt</text:p>
          </table:table-cell>
          <table:table-cell table:style-name="ce1" office:value-type="string">
            <text:p>※02/07（金） 23:54 集計時点のポイントです</text:p>
          </table:table-cell>
          <table:table-cell/>
          <table:table-cell table:style-name="ce1" office:value-type="string">
            <text:p>※02/07（金） 18:54 集計時点のポイントです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35022 pt</text:p>
          </table:table-cell>
          <table:table-cell table:style-name="ce2" table:number-columns-repeated="2"/>
          <table:table-cell office:value-type="string">
            <text:p>※02/09（日） 17:10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4 集計時点のポイントです</text:p>
          </table:table-cell>
          <table:table-cell/>
          <table:table-cell table:style-name="ce1" office:value-type="string">
            <text:p>※02/08（土） 12:54 集計時点のポイントです</text:p>
          </table:table-cell>
          <table:table-cell table:number-columns-repeated="5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579235 pt</text:p>
          </table:table-cell>
          <table:table-cell office:value-type="string">
            <text:p>1位</text:p>
          </table:table-cell>
          <table:table-cell office:value-type="string">
            <text:p>32627930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4"/>
          <table:table-cell table:style-name="ce1" office:value-type="string">
            <text:p>1位</text:p>
          </table:table-cell>
          <table:table-cell table:style-name="ce1" office:value-type="string">
            <text:p>1544165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4">
          <table:table-cell table:style-name="ce1" office:value-type="string">
            <text:p>※02/10（月） 21:15 集計時点のポイントです</text:p>
          </table:table-cell>
          <table:table-cell/>
          <table:table-cell office:value-type="string">
            <text:p>100位</text:p>
          </table:table-cell>
          <table:table-cell office:value-type="string">
            <text:p>3568068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804576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391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76965 pt</text:p>
          </table:table-cell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227151 pt</text:p>
          </table:table-cell>
          <table:table-cell office:value-type="string">
            <text:p>100位</text:p>
          </table:table-cell>
          <table:table-cell table:style-name="ce1" office:value-type="string">
            <text:p>330612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4075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969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41039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621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81871 pt</text:p>
          </table:table-cell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793802 pt</text:p>
          </table:table-cell>
          <table:table-cell office:value-type="string">
            <text:p>※02/09（日） 22:15 集計時点のポイントで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058960 pt</text:p>
          </table:table-cell>
          <table:table-cell table:number-columns-repeated="2"/>
          <table:table-cell office:value-type="string">
            <text:p>※02/08（土） 23:53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5690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3393 pt</text:p>
          </table:table-cell>
          <table:table-cell table:style-name="ce1" office:value-type="string">
            <text:p>※02/07（金） 23:53 集計時点のポイントです</text:p>
          </table:table-cell>
          <table:table-cell/>
          <table:table-cell table:style-name="ce1" office:value-type="string">
            <text:p>※02/07（金） 18:53 集計時点のポイントです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48621 pt</text:p>
          </table:table-cell>
          <table:table-cell table:style-name="ce2" table:number-columns-repeated="2"/>
          <table:table-cell office:value-type="string">
            <text:p>※02/09（日） 17:11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3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25091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594040 pt</text:p>
          </table:table-cell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2"/>
          <table:table-cell table:style-name="ce1" office:value-type="string">
            <text:p>※02/08（土） 12:53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5403783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4">
          <table:table-cell table:style-name="ce1" office:value-type="string">
            <text:p>※02/10（月） 21:19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2680017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691745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21036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74713 pt</text:p>
          </table:table-cell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569239 pt</text:p>
          </table:table-cell>
          <table:table-cell office:value-type="string">
            <text:p>100位</text:p>
          </table:table-cell>
          <table:table-cell table:style-name="ce1" office:value-type="string">
            <text:p>330612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3816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969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37578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595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79098 pt</text:p>
          </table:table-cell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230994 pt</text:p>
          </table:table-cell>
          <table:table-cell office:value-type="string">
            <text:p>1200位</text:p>
          </table:table-cell>
          <table:table-cell table:style-name="ce1" office:value-type="string">
            <text:p>1068491 pt</text:p>
          </table:table-cell>
          <table:table-cell table:number-columns-repeated="2"/>
          <table:table-cell office:value-type="string">
            <text:p>※02/08（土） 23:52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5690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3393 pt</text:p>
          </table:table-cell>
          <table:table-cell table:style-name="ce1" office:value-type="string">
            <text:p>※02/07（金） 23:52 集計時点のポイントです</text:p>
          </table:table-cell>
          <table:table-cell/>
          <table:table-cell table:style-name="ce1" office:value-type="string">
            <text:p>※02/07（金） 18:52 集計時点のポイントです</text:p>
          </table:table-cell>
          <table:table-cell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793802 pt</text:p>
          </table:table-cell>
          <table:table-cell office:value-type="string">
            <text:p>※02/09（日） 22:18 集計時点のポイントです</text:p>
          </table:table-cell>
          <table:table-cell table:style-name="ce2"/>
          <table:table-cell office:value-type="string">
            <text:p>※02/09（日） 17:15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※02/08（土） 18:52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24078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59568 pt</text:p>
          </table:table-cell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number-columns-repeated="2"/>
          <table:table-cell table:style-name="ce1" office:value-type="string">
            <text:p>※02/08（土） 12:52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536926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599027 pt</text:p>
          </table:table-cell>
          <table:table-cell table:style-name="ce2" table:number-columns-repeated="3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585331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13158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74339 pt</text:p>
          </table:table-cell>
        </table:table-row>
        <table:table-row table:style-name="ro4">
          <table:table-cell table:style-name="ce1" office:value-type="string">
            <text:p>※02/10（月） 21:20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2703810 pt</text:p>
          </table:table-cell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38154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969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34460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343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376704 pt</text:p>
          </table:table-cell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569239 pt</text:p>
          </table:table-cell>
          <table:table-cell office:value-type="string">
            <text:p>100位</text:p>
          </table:table-cell>
          <table:table-cell table:style-name="ce1" office:value-type="string">
            <text:p>3306128 pt</text:p>
          </table:table-cell>
          <table:table-cell table:number-columns-repeated="2"/>
          <table:table-cell office:value-type="string">
            <text:p>※02/08（土） 23:51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75690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3393 pt</text:p>
          </table:table-cell>
          <table:table-cell table:style-name="ce1" office:value-type="string">
            <text:p>※02/07（金） 23:51 集計時点のポイントです</text:p>
          </table:table-cell>
          <table:table-cell/>
          <table:table-cell table:style-name="ce1" office:value-type="string">
            <text:p>※02/07（金） 18:51 集計時点のポイントです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232485 pt</text:p>
          </table:table-cell>
          <table:table-cell office:value-type="string">
            <text:p>1200位</text:p>
          </table:table-cell>
          <table:table-cell table:style-name="ce1" office:value-type="string">
            <text:p>1069343 pt</text:p>
          </table:table-cell>
          <table:table-cell table:number-columns-repeated="2"/>
          <table:table-cell office:value-type="string">
            <text:p>個人ステータス</text:p>
          </table:table-cell>
          <table:table-cell/>
          <table:table-cell table:style-name="ce1" office:value-type="string">
            <text:p>※02/08（土） 18:51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22077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17554 pt</text:p>
          </table:table-cell>
          <table:table-cell office:value-type="string">
            <text:p>※02/09（日） 22:19 集計時点のポイントです</text:p>
          </table:table-cell>
          <table:table-cell table:style-name="ce2"/>
          <table:table-cell office:value-type="string">
            <text:p>※02/09（日） 17:16 集計時点のポイントです</text:p>
          </table:table-cell>
          <table:table-cell table:number-columns-repeated="3"/>
          <table:table-cell table:style-name="ce2"/>
          <table:table-cell table:number-columns-repeated="3"/>
          <table:table-cell table:style-name="ce1" office:value-type="string">
            <text:p>※02/08（土） 12:51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5330545 pt</text:p>
          </table:table-cell>
          <table:table-cell table:style-name="ce1" office:value-type="string">
            <text:p>1850(185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890880 pt</text:p>
          </table:table-cell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486370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1315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620252 pt</text:p>
          </table:table-cell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969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31415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268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69571 pt</text:p>
          </table:table-cell>
        </table:table-row>
        <table:table-row table:style-name="ro4">
          <table:table-cell table:style-name="ce1" office:value-type="string">
            <text:p>※02/10（月） 21:24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2720508 pt</text:p>
          </table:table-cell>
          <table:table-cell office:value-type="string">
            <text:p>100位</text:p>
          </table:table-cell>
          <table:table-cell table:style-name="ce1" office:value-type="string">
            <text:p>3306865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38154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5198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13393 pt</text:p>
          </table:table-cell>
          <table:table-cell table:style-name="ce1" office:value-type="string">
            <text:p>※02/07（金） 23:50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375655 pt</text:p>
          </table:table-cell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569239 pt</text:p>
          </table:table-cell>
          <table:table-cell office:value-type="string">
            <text:p>1200位</text:p>
          </table:table-cell>
          <table:table-cell table:style-name="ce1" office:value-type="string">
            <text:p>1073508 pt</text:p>
          </table:table-cell>
          <table:table-cell table:number-columns-repeated="2"/>
          <table:table-cell office:value-type="string">
            <text:p>※02/08（土） 23:50 集計時点のポイントです</text:p>
          </table:table-cell>
          <table:table-cell/>
          <table:table-cell table:style-name="ce1" office:value-type="string">
            <text:p>※02/08（土） 18:50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18598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17554 pt</text:p>
          </table:table-cell>
          <table:table-cell office:value-type="string">
            <text:p>1200位</text:p>
          </table:table-cell>
          <table:table-cell office:value-type="string">
            <text:p>1232803 pt</text:p>
          </table:table-cell>
          <table:table-cell office:value-type="string">
            <text:p>※02/09（日） 17:18 集計時点のポイントです</text:p>
          </table:table-cell>
          <table:table-cell table:number-columns-repeated="3"/>
          <table:table-cell table:style-name="ce2"/>
          <table:table-cell table:number-columns-repeated="3"/>
          <table:table-cell table:style-name="ce1" office:value-type="string">
            <text:p>※02/08（土） 12:50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5274459 pt</text:p>
          </table:table-cell>
          <table:table-cell table:style-name="ce1" office:value-type="string">
            <text:p>1849(1849)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895889 pt</text:p>
          </table:table-cell>
          <table:table-cell office:value-type="string">
            <text:p>※02/09（日） 22:20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378112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1315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625022 pt</text:p>
          </table:table-cell>
          <table:table-cell table:style-name="ce2" table:number-columns-repeated="3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860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27924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3268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69571 pt</text:p>
          </table:table-cell>
        </table:table-row>
        <table:table-row table:style-name="ro4">
          <table:table-cell table:style-name="ce1" office:value-type="string">
            <text:p>※02/10（月） 21:25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22291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3435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385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5185 pt</text:p>
          </table:table-cell>
          <table:table-cell table:style-name="ce1" office:value-type="string">
            <text:p>※02/07（金） 23:49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374308 pt</text:p>
          </table:table-cell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2734849 pt</text:p>
          </table:table-cell>
          <table:table-cell office:value-type="string">
            <text:p>100位</text:p>
          </table:table-cell>
          <table:table-cell table:style-name="ce1" office:value-type="string">
            <text:p>3330876 pt</text:p>
          </table:table-cell>
          <table:table-cell table:number-columns-repeated="2"/>
          <table:table-cell office:value-type="string">
            <text:p>※02/08（土） 23:49 集計時点のポイントです</text:p>
          </table:table-cell>
          <table:table-cell/>
          <table:table-cell table:style-name="ce1" office:value-type="string">
            <text:p>※02/08（土） 18:49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15155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17554 pt</text:p>
          </table:table-cell>
          <table:table-cell office:value-type="string">
            <text:p>100位</text:p>
          </table:table-cell>
          <table:table-cell office:value-type="string">
            <text:p>3569239 pt</text:p>
          </table:table-cell>
          <table:table-cell office:value-type="string">
            <text:p>1200位</text:p>
          </table:table-cell>
          <table:table-cell table:style-name="ce1" office:value-type="string">
            <text:p>1073938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9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5093693 pt</text:p>
          </table:table-cell>
          <table:table-cell table:style-name="ce1" office:value-type="string">
            <text:p>1840(1840)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903055 pt</text:p>
          </table:table-cell>
          <table:table-cell office:value-type="string">
            <text:p>1200位</text:p>
          </table:table-cell>
          <table:table-cell office:value-type="string">
            <text:p>1233708 pt</text:p>
          </table:table-cell>
          <table:table-cell office:value-type="string">
            <text:p>※02/09（日） 17:20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269645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31113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0766253 pt</text:p>
          </table:table-cell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646594 pt</text:p>
          </table:table-cell>
          <table:table-cell office:value-type="string">
            <text:p>※02/09（日） 22:21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860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24884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2761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712339 pt</text:p>
          </table:table-cell>
        </table:table-row>
        <table:table-row table:style-name="ro4">
          <table:table-cell table:style-name="ce1" office:value-type="string">
            <text:p>※02/10（月） 21:29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3326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255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4753 pt</text:p>
          </table:table-cell>
          <table:table-cell table:style-name="ce1" office:value-type="string">
            <text:p>※02/07（金） 23:45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366117 pt</text:p>
          </table:table-cell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2744328 pt</text:p>
          </table:table-cell>
          <table:table-cell office:value-type="string">
            <text:p>1位</text:p>
          </table:table-cell>
          <table:table-cell table:style-name="ce1" office:value-type="string">
            <text:p>30274957 pt</text:p>
          </table:table-cell>
          <table:table-cell table:number-columns-repeated="2"/>
          <table:table-cell office:value-type="string">
            <text:p>※02/08（土） 23:48 集計時点のポイントです</text:p>
          </table:table-cell>
          <table:table-cell/>
          <table:table-cell table:style-name="ce1" office:value-type="string">
            <text:p>※02/08（土） 18:48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12590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22309 pt</text:p>
          </table:table-cell>
          <table:table-cell office:value-type="string">
            <text:p>100位</text:p>
          </table:table-cell>
          <table:table-cell office:value-type="string">
            <text:p>3569239 pt</text:p>
          </table:table-cell>
          <table:table-cell office:value-type="string">
            <text:p>100位</text:p>
          </table:table-cell>
          <table:table-cell table:style-name="ce1" office:value-type="string">
            <text:p>3336347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8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4822950 pt</text:p>
          </table:table-cell>
          <table:table-cell table:style-name="ce1" office:value-type="string">
            <text:p>1830(183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903055 pt</text:p>
          </table:table-cell>
          <table:table-cell office:value-type="string">
            <text:p>1200位</text:p>
          </table:table-cell>
          <table:table-cell office:value-type="string">
            <text:p>1235549 pt</text:p>
          </table:table-cell>
          <table:table-cell office:value-type="string">
            <text:p>1200位</text:p>
          </table:table-cell>
          <table:table-cell table:style-name="ce1" office:value-type="string">
            <text:p>1076846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300000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177987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296826 pt</text:p>
          </table:table-cell>
          <table:table-cell table:style-name="ce1" office:value-type="float" office:value="10766253">
            <text:p>10766253</text:p>
          </table:table-cell>
          <table:table-cell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652297 pt</text:p>
          </table:table-cell>
          <table:table-cell office:value-type="string">
            <text:p>※02/09（日） 22:22 集計時点のポイントです</text:p>
          </table:table-cell>
          <table:table-cell table:style-name="ce2"/>
          <table:table-cell office:value-type="string">
            <text:p>※02/09（日） 17:22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7586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21371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21536 pt</text:p>
          </table:table-cell>
          <table:table-cell table:style-name="ce1" office:value-type="float" office:value="1672025">
            <text:p>1672025</text:p>
          </table:table-cell>
          <table:table-cell/>
        </table:table-row>
        <table:table-row table:style-name="ro4">
          <table:table-cell table:style-name="ce1" office:value-type="string">
            <text:p>※02/10（月） 21:30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3278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236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4753 pt</text:p>
          </table:table-cell>
          <table:table-cell table:style-name="ce1" office:value-type="string">
            <text:p>※02/07（金） 23:40 集計時点のポイントです</text:p>
          </table:table-cell>
          <table:table-cell/>
          <table:table-cell table:style-name="ce1" office:value-type="float" office:value="358094">
            <text:p>358094</text:p>
          </table:table-cell>
          <table:table-cell/>
        </table:table-row>
        <table:table-row table:style-name="ro4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※02/08（土） 23:47 集計時点のポイントです</text:p>
          </table:table-cell>
          <table:table-cell/>
          <table:table-cell table:style-name="ce1" office:value-type="string">
            <text:p>※02/08（土） 18:47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11602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36538 pt</text:p>
          </table:table-cell>
          <table:table-cell office:value-type="string">
            <text:p>1位</text:p>
          </table:table-cell>
          <table:table-cell office:value-type="string">
            <text:p>32763170 pt</text:p>
          </table:table-cell>
          <table:table-cell office:value-type="string">
            <text:p>1位</text:p>
          </table:table-cell>
          <table:table-cell table:style-name="ce1" office:value-type="string">
            <text:p>30338528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7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4496197 pt</text:p>
          </table:table-cell>
          <table:table-cell table:style-name="ce1" office:value-type="string">
            <text:p>1820(182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905117 pt</text:p>
          </table:table-cell>
          <table:table-cell office:value-type="string">
            <text:p>100位</text:p>
          </table:table-cell>
          <table:table-cell office:value-type="string">
            <text:p>3571412 pt</text:p>
          </table:table-cell>
          <table:table-cell office:value-type="string">
            <text:p>100位</text:p>
          </table:table-cell>
          <table:table-cell table:style-name="ce1" office:value-type="string">
            <text:p>3345132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99998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6084160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230337 pt</text:p>
          </table:table-cell>
          <table:table-cell table:style-name="ce1" office:value-type="float" office:value="10766253">
            <text:p>10766253</text:p>
          </table:table-cell>
          <table:table-cell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673770 pt</text:p>
          </table:table-cell>
          <table:table-cell office:value-type="string">
            <text:p>1200位</text:p>
          </table:table-cell>
          <table:table-cell office:value-type="string">
            <text:p>1240478 pt</text:p>
          </table:table-cell>
          <table:table-cell office:value-type="string">
            <text:p>1200位</text:p>
          </table:table-cell>
          <table:table-cell table:style-name="ce1" office:value-type="string">
            <text:p>1079504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600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19513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10178 pt</text:p>
          </table:table-cell>
          <table:table-cell table:style-name="ce1" office:value-type="float" office:value="1642543">
            <text:p>1642543</text:p>
          </table:table-cell>
          <table:table-cell/>
        </table:table-row>
        <table:table-row table:style-name="ro4">
          <table:table-cell table:style-name="ce1" office:value-type="string">
            <text:p>※02/10（月） 21:35 集計時点のポイントです</text:p>
          </table:table-cell>
          <table:table-cell/>
          <table:table-cell office:value-type="string">
            <text:p>※02/09（日） 22:23 集計時点のポイントです</text:p>
          </table:table-cell>
          <table:table-cell table:style-name="ce2"/>
          <table:table-cell office:value-type="string">
            <text:p>※02/09（日） 17:24 集計時点のポイントです</text:p>
          </table:table-cell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2892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1746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4753 pt</text:p>
          </table:table-cell>
          <table:table-cell table:style-name="ce1" office:value-type="string">
            <text:p>※02/07（金） 23:30 集計時点のポイントです</text:p>
          </table:table-cell>
          <table:table-cell/>
          <table:table-cell table:style-name="ce1" office:value-type="float" office:value="352401">
            <text:p>352401</text:p>
          </table:table-cell>
          <table:table-cell/>
        </table:table-row>
        <table:table-row table:style-name="ro4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※02/08（土） 23:46 集計時点のポイントです</text:p>
          </table:table-cell>
          <table:table-cell/>
          <table:table-cell table:style-name="ce1" office:value-type="string">
            <text:p>※02/08（土） 18:46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10419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48484 pt</text:p>
          </table:table-cell>
          <table:table-cell office:value-type="string">
            <text:p>1位</text:p>
          </table:table-cell>
          <table:table-cell office:value-type="string">
            <text:p>32779632 pt</text:p>
          </table:table-cell>
          <table:table-cell office:value-type="string">
            <text:p>1位</text:p>
          </table:table-cell>
          <table:table-cell table:style-name="ce1" office:value-type="string">
            <text:p>30369328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6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4177835 pt</text:p>
          </table:table-cell>
          <table:table-cell table:style-name="ce1" office:value-type="string">
            <text:p>1810(181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929128 pt</text:p>
          </table:table-cell>
          <table:table-cell office:value-type="string">
            <text:p>100位</text:p>
          </table:table-cell>
          <table:table-cell office:value-type="string">
            <text:p>3575345 pt</text:p>
          </table:table-cell>
          <table:table-cell office:value-type="string">
            <text:p>100位</text:p>
          </table:table-cell>
          <table:table-cell table:style-name="ce1" office:value-type="string">
            <text:p>3350480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99998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5973429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2174252 pt</text:p>
          </table:table-cell>
          <table:table-cell table:style-name="ce1" office:value-type="float" office:value="10766253">
            <text:p>10766253</text:p>
          </table:table-cell>
          <table:table-cell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698945 pt</text:p>
          </table:table-cell>
          <table:table-cell office:value-type="string">
            <text:p>1200位</text:p>
          </table:table-cell>
          <table:table-cell office:value-type="string">
            <text:p>1243374 pt</text:p>
          </table:table-cell>
          <table:table-cell office:value-type="string">
            <text:p>1200位</text:p>
          </table:table-cell>
          <table:table-cell table:style-name="ce1" office:value-type="string">
            <text:p>1080278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600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16207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00410 pt</text:p>
          </table:table-cell>
          <table:table-cell table:style-name="ce1" office:value-type="float" office:value="1593819">
            <text:p>1593819</text:p>
          </table:table-cell>
          <table:table-cell/>
        </table:table-row>
        <table:table-row table:style-name="ro4">
          <table:table-cell table:style-name="ce1" office:value-type="string">
            <text:p>※02/10（月） 21:40 集計時点のポイントです</text:p>
          </table:table-cell>
          <table:table-cell/>
          <table:table-cell office:value-type="string">
            <text:p>※02/09（日） 22:24 集計時点のポイントです</text:p>
          </table:table-cell>
          <table:table-cell table:style-name="ce2"/>
          <table:table-cell office:value-type="string">
            <text:p>※02/09（日） 17:25 集計時点のポイントです</text:p>
          </table:table-cell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2726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50793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4753 pt</text:p>
          </table:table-cell>
          <table:table-cell table:style-name="ce1" office:value-type="string">
            <text:p>※02/07（金） 23:20 集計時点のポイントです</text:p>
          </table:table-cell>
          <table:table-cell/>
          <table:table-cell table:style-name="ce1" office:value-type="float" office:value="345523">
            <text:p>345523</text:p>
          </table:table-cell>
          <table:table-cell/>
        </table:table-row>
        <table:table-row table:style-name="ro4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※02/08（土） 23:45 集計時点のポイントです</text:p>
          </table:table-cell>
          <table:table-cell/>
          <table:table-cell table:style-name="ce1" office:value-type="string">
            <text:p>※02/08（土） 18:45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07972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876697 pt</text:p>
          </table:table-cell>
          <table:table-cell office:value-type="string">
            <text:p>1位</text:p>
          </table:table-cell>
          <table:table-cell office:value-type="string">
            <text:p>32805849 pt</text:p>
          </table:table-cell>
          <table:table-cell office:value-type="string">
            <text:p>1位</text:p>
          </table:table-cell>
          <table:table-cell table:style-name="ce1" office:value-type="string">
            <text:p>30404551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5 集計時点のポイントです</text:p>
          </table:table-cell>
          <table:table-cell/>
          <table:table-cell table:style-name="ce1" office:value-type="string">
            <text:p>2310(2310)</text:p>
          </table:table-cell>
          <table:table-cell/>
          <table:table-cell table:style-name="ce1" office:value-type="string">
            <text:p>1800(180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3968616 pt</text:p>
          </table:table-cell>
          <table:table-cell office:value-type="string">
            <text:p>100位</text:p>
          </table:table-cell>
          <table:table-cell office:value-type="string">
            <text:p>3588113 pt</text:p>
          </table:table-cell>
          <table:table-cell office:value-type="string">
            <text:p>100位</text:p>
          </table:table-cell>
          <table:table-cell table:style-name="ce1" office:value-type="string">
            <text:p>3352192 pt</text:p>
          </table:table-cell>
          <table:table-cell table:number-columns-repeated="2"/>
          <table:table-cell table:style-name="ce2"/>
          <table:table-cell table:number-columns-repeated="5"/>
          <table:table-cell table:style-name="ce1" office:value-type="float" office:value="13966386">
            <text:p>13966386</text:p>
          </table:table-cell>
          <table:table-cell/>
          <table:table-cell table:style-name="ce1" office:value-type="float" office:value="10760036">
            <text:p>10760036</text:p>
          </table:table-cell>
          <table:table-cell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725604 pt</text:p>
          </table:table-cell>
          <table:table-cell office:value-type="string">
            <text:p>1200位</text:p>
          </table:table-cell>
          <table:table-cell office:value-type="string">
            <text:p>1244345 pt</text:p>
          </table:table-cell>
          <table:table-cell office:value-type="string">
            <text:p>1200位</text:p>
          </table:table-cell>
          <table:table-cell table:style-name="ce1" office:value-type="string">
            <text:p>1082294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999893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5881190 pt</text:p>
          </table:table-cell>
          <table:table-cell table:number-columns-repeated="2"/>
          <table:table-cell table:style-name="ce1" office:value-type="float" office:value="2095923">
            <text:p>2095923</text:p>
          </table:table-cell>
          <table:table-cell/>
          <table:table-cell table:style-name="ce1" office:value-type="float" office:value="1566990">
            <text:p>1566990</text:p>
          </table:table-cell>
          <table:table-cell/>
        </table:table-row>
        <table:table-row table:style-name="ro4">
          <table:table-cell table:style-name="ce1" office:value-type="string">
            <text:p>※02/10（月） 21:45 集計時点のポイントです</text:p>
          </table:table-cell>
          <table:table-cell/>
          <table:table-cell office:value-type="string">
            <text:p>※02/09（日） 22:25 集計時点のポイントです</text:p>
          </table:table-cell>
          <table:table-cell table:style-name="ce2"/>
          <table:table-cell office:value-type="string">
            <text:p>※02/09（日） 17:26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600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7126602 pt</text:p>
          </table:table-cell>
          <table:table-cell table:style-name="ce1" office:value-type="float" office:value="483998">
            <text:p>483998</text:p>
          </table:table-cell>
          <table:table-cell/>
          <table:table-cell table:style-name="ce1" office:value-type="float" office:value="337764">
            <text:p>337764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2617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4734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4753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907737 pt</text:p>
          </table:table-cell>
          <table:table-cell office:value-type="string">
            <text:p>1位</text:p>
          </table:table-cell>
          <table:table-cell office:value-type="string">
            <text:p>32824879 pt</text:p>
          </table:table-cell>
          <table:table-cell office:value-type="string">
            <text:p>1位</text:p>
          </table:table-cell>
          <table:table-cell table:style-name="ce1" office:value-type="string">
            <text:p>30416294 pt</text:p>
          </table:table-cell>
          <table:table-cell table:number-columns-repeated="2"/>
          <table:table-cell office:value-type="string">
            <text:p>※02/08（土） 23:44 集計時点のポイントです</text:p>
          </table:table-cell>
          <table:table-cell/>
          <table:table-cell table:style-name="ce1" office:value-type="string">
            <text:p>※02/08（土） 18:44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0620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3614738 pt</text:p>
          </table:table-cell>
          <table:table-cell table:style-name="ce1" office:value-type="string">
            <text:p>1750(1750)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3993987 pt</text:p>
          </table:table-cell>
          <table:table-cell office:value-type="string">
            <text:p>100位</text:p>
          </table:table-cell>
          <table:table-cell office:value-type="string">
            <text:p>3588113 pt</text:p>
          </table:table-cell>
          <table:table-cell office:value-type="string">
            <text:p>100位</text:p>
          </table:table-cell>
          <table:table-cell table:style-name="ce1" office:value-type="string">
            <text:p>3352192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4 集計時点のポイントです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2066443 pt</text:p>
          </table:table-cell>
          <table:table-cell table:style-name="ce1" office:value-type="float" office:value="10760036">
            <text:p>10760036</text:p>
          </table:table-cell>
          <table:table-cell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745565 pt</text:p>
          </table:table-cell>
          <table:table-cell office:value-type="string">
            <text:p>1200位</text:p>
          </table:table-cell>
          <table:table-cell office:value-type="string">
            <text:p>1246099 pt</text:p>
          </table:table-cell>
          <table:table-cell office:value-type="string">
            <text:p>1200位</text:p>
          </table:table-cell>
          <table:table-cell table:style-name="ce1" office:value-type="string">
            <text:p>1082998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99978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5766740 pt</text:p>
          </table:table-cell>
          <table:table-cell table:number-columns-repeated="2"/>
          <table:table-cell table:style-name="ce1" office:value-type="string">
            <text:p>1200位</text:p>
          </table:table-cell>
          <table:table-cell table:style-name="ce1" office:value-type="string">
            <text:p>474549 pt</text:p>
          </table:table-cell>
          <table:table-cell table:style-name="ce1" office:value-type="float" office:value="1563176">
            <text:p>1563176</text:p>
          </table:table-cell>
          <table:table-cell/>
        </table:table-row>
        <table:table-row table:style-name="ro4">
          <table:table-cell table:style-name="ce1" office:value-type="string">
            <text:p>※02/10（月） 21:50 集計時点のポイントです</text:p>
          </table:table-cell>
          <table:table-cell/>
          <table:table-cell office:value-type="string">
            <text:p>※02/09（日） 22:26 集計時点のポイントです</text:p>
          </table:table-cell>
          <table:table-cell table:style-name="ce2"/>
          <table:table-cell office:value-type="string">
            <text:p>※02/09（日） 17:27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5600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6967089 pt</text:p>
          </table:table-cell>
          <table:table-cell table:style-name="ce1" office:value-type="string">
            <text:p>※02/07（金） 23:00 集計時点のポイントです</text:p>
          </table:table-cell>
          <table:table-cell/>
          <table:table-cell table:style-name="ce1" office:value-type="float" office:value="331418">
            <text:p>331418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446856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2519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4577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02497 pt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2839247 pt</text:p>
          </table:table-cell>
          <table:table-cell office:value-type="string">
            <text:p>100位</text:p>
          </table:table-cell>
          <table:table-cell table:style-name="ce1" office:value-type="string">
            <text:p>3352192 pt</text:p>
          </table:table-cell>
          <table:table-cell table:number-columns-repeated="2"/>
          <table:table-cell office:value-type="string">
            <text:p>※02/08（土） 23:43 集計時点のポイントです</text:p>
          </table:table-cell>
          <table:table-cell/>
          <table:table-cell table:style-name="ce1" office:value-type="string">
            <text:p>※02/08（土） 18:43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599950 pt</text:p>
          </table:table-cell>
          <table:table-cell table:style-name="ce1" office:value-type="string">
            <text:p>2250(2250)</text:p>
          </table:table-cell>
          <table:table-cell/>
          <table:table-cell table:style-name="ce1" office:value-type="string">
            <text:p>1740(1740)</text:p>
          </table:table-cell>
          <table:table-cell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941040 pt</text:p>
          </table:table-cell>
          <table:table-cell office:value-type="string">
            <text:p>100位</text:p>
          </table:table-cell>
          <table:table-cell office:value-type="string">
            <text:p>3590320 pt</text:p>
          </table:table-cell>
          <table:table-cell office:value-type="string">
            <text:p>1200位</text:p>
          </table:table-cell>
          <table:table-cell table:style-name="ce1" office:value-type="string">
            <text:p>1083267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※02/08（土） 12:40 集計時点のポイントです</text:p>
          </table:table-cell>
          <table:table-cell/>
          <table:table-cell table:style-name="ce1" office:value-type="float" office:value="13090391">
            <text:p>13090391</text:p>
          </table:table-cell>
          <table:table-cell/>
          <table:table-cell table:style-name="ce1" office:value-type="float" office:value="10760036">
            <text:p>10760036</text:p>
          </table:table-cell>
          <table:table-cell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005054 pt</text:p>
          </table:table-cell>
          <table:table-cell office:value-type="string">
            <text:p>1200位</text:p>
          </table:table-cell>
          <table:table-cell office:value-type="string">
            <text:p>1250143 pt</text:p>
          </table:table-cell>
          <table:table-cell office:value-type="string">
            <text:p>※02/09（日） 17:28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96077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5503947 pt</text:p>
          </table:table-cell>
          <table:table-cell table:number-columns-repeated="2"/>
          <table:table-cell table:style-name="ce1" office:value-type="float" office:value="2017227">
            <text:p>2017227</text:p>
          </table:table-cell>
          <table:table-cell/>
          <table:table-cell table:style-name="ce1" office:value-type="float" office:value="1561995">
            <text:p>1561995</text:p>
          </table:table-cell>
          <table:table-cell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769282 pt</text:p>
          </table:table-cell>
          <table:table-cell office:value-type="string">
            <text:p>※02/09（日） 22:27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49293 pt</text:p>
          </table:table-cell>
          <table:table-cell table:number-columns-repeated="2"/>
          <table:table-cell table:style-name="ce1" office:value-type="float" office:value="460434">
            <text:p>460434</text:p>
          </table:table-cell>
          <table:table-cell/>
          <table:table-cell table:style-name="ce1" office:value-type="float" office:value="326652">
            <text:p>326652</text:p>
          </table:table-cell>
          <table:table-cell/>
        </table:table-row>
        <table:table-row table:style-name="ro4">
          <table:table-cell table:style-name="ce1" office:value-type="string">
            <text:p>※02/10（月） 21:55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47773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2023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4148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6938772 pt</text:p>
          </table:table-cell>
          <table:table-cell table:number-columns-repeated="4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955353 pt</text:p>
          </table:table-cell>
          <table:table-cell office:value-type="string">
            <text:p>1位</text:p>
          </table:table-cell>
          <table:table-cell office:value-type="string">
            <text:p>32851132 pt</text:p>
          </table:table-cell>
          <table:table-cell office:value-type="string">
            <text:p>100位</text:p>
          </table:table-cell>
          <table:table-cell table:style-name="ce1" office:value-type="string">
            <text:p>3352701 pt</text:p>
          </table:table-cell>
          <table:table-cell table:number-columns-repeated="2"/>
          <table:table-cell office:value-type="string">
            <text:p>※02/08（土） 23:40 集計時点のポイントです</text:p>
          </table:table-cell>
          <table:table-cell/>
          <table:table-cell table:style-name="ce1" office:value-type="string">
            <text:p>※02/08（土） 18:40 集計時点のポイントです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2495185 pt</text:p>
          </table:table-cell>
          <table:table-cell table:style-name="ce1" office:value-type="string">
            <text:p>2248(2248)</text:p>
          </table:table-cell>
          <table:table-cell/>
          <table:table-cell table:style-name="ce1" office:value-type="string">
            <text:p>1730(1730)</text:p>
          </table:table-cell>
          <table:table-cell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019989 pt</text:p>
          </table:table-cell>
          <table:table-cell office:value-type="string">
            <text:p>100位</text:p>
          </table:table-cell>
          <table:table-cell office:value-type="string">
            <text:p>3590320 pt</text:p>
          </table:table-cell>
          <table:table-cell office:value-type="string">
            <text:p>1200位</text:p>
          </table:table-cell>
          <table:table-cell table:style-name="ce1" office:value-type="string">
            <text:p>1083626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1200位</text:p>
          </table:table-cell>
          <table:table-cell table:style-name="ce1" office:value-type="string">
            <text:p>598460 pt</text:p>
          </table:table-cell>
          <table:table-cell table:style-name="ce1" office:value-type="float" office:value="12961547">
            <text:p>12961547</text:p>
          </table:table-cell>
          <table:table-cell/>
          <table:table-cell table:style-name="ce1" office:value-type="float" office:value="10760036">
            <text:p>10760036</text:p>
          </table:table-cell>
          <table:table-cell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797661 pt</text:p>
          </table:table-cell>
          <table:table-cell office:value-type="string">
            <text:p>1200位</text:p>
          </table:table-cell>
          <table:table-cell office:value-type="string">
            <text:p>1251879 pt</text:p>
          </table:table-cell>
          <table:table-cell office:value-type="string">
            <text:p>※02/09（日） 17:29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937953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5385753 pt</text:p>
          </table:table-cell>
          <table:table-cell table:style-name="ce1" office:value-type="string">
            <text:p>※02/08（土） 12:39 集計時点のポイントです</text:p>
          </table:table-cell>
          <table:table-cell/>
          <table:table-cell table:style-name="ce1" office:value-type="float" office:value="2008827">
            <text:p>2008827</text:p>
          </table:table-cell>
          <table:table-cell/>
          <table:table-cell table:style-name="ce1" office:value-type="float" office:value="1557535">
            <text:p>1557535</text:p>
          </table:table-cell>
          <table:table-cell/>
        </table:table-row>
        <table:table-row table:style-name="ro4">
          <table:table-cell table:style-name="ce1" office:value-type="string">
            <text:p>※02/10（月） 22:00 集計時点のポイントです</text:p>
          </table:table-cell>
          <table:table-cell/>
          <table:table-cell office:value-type="string">
            <text:p>※02/09（日） 22:28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725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40416 pt</text:p>
          </table:table-cell>
          <table:table-cell table:number-columns-repeated="2"/>
          <table:table-cell table:style-name="ce1" office:value-type="float" office:value="455691">
            <text:p>455691</text:p>
          </table:table-cell>
          <table:table-cell/>
          <table:table-cell table:style-name="ce1" office:value-type="float" office:value="320419">
            <text:p>320419</text:p>
          </table:table-cell>
          <table:table-cell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51322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1886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4063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4969605 pt</text:p>
          </table:table-cell>
          <table:table-cell office:value-type="string">
            <text:p>1位</text:p>
          </table:table-cell>
          <table:table-cell office:value-type="string">
            <text:p>32877179 pt</text:p>
          </table:table-cell>
          <table:table-cell office:value-type="string">
            <text:p>100位</text:p>
          </table:table-cell>
          <table:table-cell table:style-name="ce1" office:value-type="string">
            <text:p>3363440 pt</text:p>
          </table:table-cell>
          <table:table-cell table:number-columns-repeated="2"/>
          <table:table-cell office:value-type="string">
            <text:p>※02/08（土） 23:39 集計時点のポイントです</text:p>
          </table:table-cell>
          <table:table-cell/>
          <table:table-cell table:style-name="ce1" office:value-type="string">
            <text:p>※02/08（土） 18:39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665105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2905793 p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029407 pt</text:p>
          </table:table-cell>
          <table:table-cell office:value-type="string">
            <text:p>100位</text:p>
          </table:table-cell>
          <table:table-cell office:value-type="string">
            <text:p>3592541 pt</text:p>
          </table:table-cell>
          <table:table-cell office:value-type="string">
            <text:p>1200位</text:p>
          </table:table-cell>
          <table:table-cell table:style-name="ce1" office:value-type="string">
            <text:p>1085340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100位</text:p>
          </table:table-cell>
          <table:table-cell table:style-name="ce1" office:value-type="string">
            <text:p>2445883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993145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821890 pt</text:p>
          </table:table-cell>
          <table:table-cell office:value-type="string">
            <text:p>1200位</text:p>
          </table:table-cell>
          <table:table-cell office:value-type="string">
            <text:p>1253397 pt</text:p>
          </table:table-cell>
          <table:table-cell office:value-type="string">
            <text:p>※02/09（日） 17:30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92882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496549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7915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453173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※02/10（月） 22:05 集計時点のポイントです</text:p>
          </table:table-cell>
          <table:table-cell/>
          <table:table-cell office:value-type="string">
            <text:p>※02/09（日） 22:29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115303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6645 pt</text:p>
          </table:table-cell>
          <table:table-cell table:style-name="ce1" office:value-type="string">
            <text:p>※02/08（土） 12:30 集計時点のポイントです</text:p>
          </table:table-cell>
          <table:table-cell/>
          <table:table-cell table:style-name="ce1" office:value-type="string">
            <text:p>※02/07（金） 22:47 集計時点のポイントです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643446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1886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32941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2893796 pt</text:p>
          </table:table-cell>
          <table:table-cell office:value-type="string">
            <text:p>100位</text:p>
          </table:table-cell>
          <table:table-cell table:style-name="ce1" office:value-type="string">
            <text:p>3380567 pt</text:p>
          </table:table-cell>
          <table:table-cell table:number-columns-repeated="2"/>
          <table:table-cell office:value-type="string">
            <text:p>※02/08（土） 23:38 集計時点のポイントです</text:p>
          </table:table-cell>
          <table:table-cell/>
          <table:table-cell table:style-name="ce1" office:value-type="string">
            <text:p>※02/08（土） 18:35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6613464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2845574 p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4991060 pt</text:p>
          </table:table-cell>
          <table:table-cell office:value-type="string">
            <text:p>100位</text:p>
          </table:table-cell>
          <table:table-cell office:value-type="string">
            <text:p>3596987 pt</text:p>
          </table:table-cell>
          <table:table-cell office:value-type="string">
            <text:p>1200位</text:p>
          </table:table-cell>
          <table:table-cell table:style-name="ce1" office:value-type="string">
            <text:p>1098033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string">
            <text:p>100位</text:p>
          </table:table-cell>
          <table:table-cell table:style-name="ce1" office:value-type="string">
            <text:p>244363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1977610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062418 pt</text:p>
          </table:table-cell>
          <table:table-cell office:value-type="string">
            <text:p>1200位</text:p>
          </table:table-cell>
          <table:table-cell office:value-type="string">
            <text:p>1256790 pt</text:p>
          </table:table-cell>
          <table:table-cell office:value-type="string">
            <text:p>※02/09（日） 17:35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745703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443563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57712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452851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848684 pt</text:p>
          </table:table-cell>
          <table:table-cell office:value-type="string">
            <text:p>※02/09（日） 22:30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9518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6645 pt</text:p>
          </table:table-cell>
          <table:table-cell table:style-name="ce1" office:value-type="string">
            <text:p>※02/08（土） 12:29 集計時点のポイントです</text:p>
          </table:table-cell>
          <table:table-cell/>
          <table:table-cell table:style-name="ce1" office:value-type="string">
            <text:p>※02/07（金） 22:46 集計時点のポイントです</text:p>
          </table:table-cell>
          <table:table-cell table:number-columns-repeated="3"/>
        </table:table-row>
        <table:table-row table:style-name="ro4">
          <table:table-cell table:style-name="ce1" office:value-type="string">
            <text:p>※02/10（月） 22:10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733276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0579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27120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2988306 pt</text:p>
          </table:table-cell>
          <table:table-cell office:value-type="string">
            <text:p>100位</text:p>
          </table:table-cell>
          <table:table-cell table:style-name="ce1" office:value-type="string">
            <text:p>3391065 pt</text:p>
          </table:table-cell>
          <table:table-cell table:number-columns-repeated="2"/>
          <table:table-cell office:value-type="string">
            <text:p>※02/08（土） 23:30 集計時点のポイントです</text:p>
          </table:table-cell>
          <table:table-cell/>
          <table:table-cell table:style-name="ce1" office:value-type="string">
            <text:p>※02/08（土） 18:30 集計時点のポイントです</text:p>
          </table:table-cell>
          <table:table-cell/>
          <table:table-cell table:style-name="ce1" office:value-type="string">
            <text:p>1220(1220)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2798108 p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017159 pt</text:p>
          </table:table-cell>
          <table:table-cell office:value-type="string">
            <text:p>100位</text:p>
          </table:table-cell>
          <table:table-cell office:value-type="string">
            <text:p>3616075 pt</text:p>
          </table:table-cell>
          <table:table-cell office:value-type="string">
            <text:p>1200位</text:p>
          </table:table-cell>
          <table:table-cell table:style-name="ce1" office:value-type="string">
            <text:p>1103779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float" office:value="16350002">
            <text:p>16350002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1964442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062959 pt</text:p>
          </table:table-cell>
          <table:table-cell office:value-type="string">
            <text:p>1200位</text:p>
          </table:table-cell>
          <table:table-cell office:value-type="string">
            <text:p>1266810 pt</text:p>
          </table:table-cell>
          <table:table-cell office:value-type="string">
            <text:p>※02/09（日） 17:39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71036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4347631 pt</text:p>
          </table:table-cell>
          <table:table-cell table:style-name="ce1" office:value-type="float" office:value="2385330">
            <text:p>2385330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449544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877117 pt</text:p>
          </table:table-cell>
          <table:table-cell office:value-type="string">
            <text:p>※02/09（日） 22:34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9518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6645 pt</text:p>
          </table:table-cell>
          <table:table-cell table:style-name="ce1" office:value-type="float" office:value="564813">
            <text:p>564813</text:p>
          </table:table-cell>
          <table:table-cell/>
          <table:table-cell table:style-name="ce1" office:value-type="string">
            <text:p>※02/07（金） 22:45 集計時点のポイントです</text:p>
          </table:table-cell>
          <table:table-cell table:number-columns-repeated="3"/>
        </table:table-row>
        <table:table-row table:style-name="ro4">
          <table:table-cell table:style-name="ce1" office:value-type="string">
            <text:p>※02/10（月） 22:15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763822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904505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25717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3011998 pt</text:p>
          </table:table-cell>
          <table:table-cell office:value-type="string">
            <text:p>100位</text:p>
          </table:table-cell>
          <table:table-cell table:style-name="ce1" office:value-type="string">
            <text:p>3397955 pt</text:p>
          </table:table-cell>
          <table:table-cell table:number-columns-repeated="2"/>
          <table:table-cell office:value-type="string">
            <text:p>※02/08（土） 23:29 集計時点のポイントです</text:p>
          </table:table-cell>
          <table:table-cell/>
          <table:table-cell table:style-name="ce1" office:value-type="string">
            <text:p>※02/08（土） 18:29 集計時点のポイントです</text:p>
          </table:table-cell>
          <table:table-cell/>
          <table:table-cell table:style-name="ce1" office:value-type="string">
            <text:p>1210(1210)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2738283 p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624514 pt</text:p>
          </table:table-cell>
          <table:table-cell office:value-type="string">
            <text:p>1200位</text:p>
          </table:table-cell>
          <table:table-cell table:style-name="ce1" office:value-type="string">
            <text:p>1105709 pt</text:p>
          </table:table-cell>
          <table:table-cell table:number-columns-repeated="2"/>
          <table:table-cell table:style-name="ce2"/>
          <table:table-cell table:number-columns-repeated="3"/>
          <table:table-cell table:style-name="ce1" office:value-type="float" office:value="16010177">
            <text:p>16010177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1953996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17159 pt</text:p>
          </table:table-cell>
          <table:table-cell office:value-type="string">
            <text:p>1200位</text:p>
          </table:table-cell>
          <table:table-cell office:value-type="string">
            <text:p>1272363 pt</text:p>
          </table:table-cell>
          <table:table-cell office:value-type="string">
            <text:p>※02/09（日） 17:40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65265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3788860 pt</text:p>
          </table:table-cell>
          <table:table-cell table:style-name="ce1" office:value-type="float" office:value="2357574">
            <text:p>2357574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447038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112437 pt</text:p>
          </table:table-cell>
          <table:table-cell office:value-type="string">
            <text:p>※02/09（日） 22:35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9518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6645 pt</text:p>
          </table:table-cell>
          <table:table-cell table:style-name="ce1" office:value-type="float" office:value="550670">
            <text:p>550670</text:p>
          </table:table-cell>
          <table:table-cell/>
          <table:table-cell table:style-name="ce1" office:value-type="string">
            <text:p>※02/07（金） 22:44 集計時点のポイントです</text:p>
          </table:table-cell>
          <table:table-cell table:number-columns-repeated="3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906867 pt</text:p>
          </table:table-cell>
          <table:table-cell table:style-name="ce2" table:number-columns-repeated="3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90196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21210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2:20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3030941 pt</text:p>
          </table:table-cell>
          <table:table-cell office:value-type="string">
            <text:p>1位</text:p>
          </table:table-cell>
          <table:table-cell table:style-name="ce1" office:value-type="string">
            <text:p>30806675 pt</text:p>
          </table:table-cell>
          <table:table-cell table:number-columns-repeated="2"/>
          <table:table-cell office:value-type="string">
            <text:p>※02/08（土） 23:27 集計時点のポイントです</text:p>
          </table:table-cell>
          <table:table-cell/>
          <table:table-cell table:style-name="ce1" office:value-type="string">
            <text:p>※02/08（土） 18:24 集計時点のポイントです</text:p>
          </table:table-cell>
          <table:table-cell table:number-columns-repeated="3"/>
          <table:table-cell table:style-name="ce1" office:value-type="string">
            <text:p>1位</text:p>
          </table:table-cell>
          <table:table-cell table:style-name="ce1" office:value-type="string">
            <text:p>12497819 p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629687 pt</text:p>
          </table:table-cell>
          <table:table-cell office:value-type="string">
            <text:p>100位</text:p>
          </table:table-cell>
          <table:table-cell table:style-name="ce1" office:value-type="string">
            <text:p>3397955 pt</text:p>
          </table:table-cell>
          <table:table-cell table:number-columns-repeated="2"/>
          <table:table-cell table:style-name="ce2"/>
          <table:table-cell table:number-columns-repeated="5"/>
          <table:table-cell table:style-name="ce1" office:value-type="string">
            <text:p>100位</text:p>
          </table:table-cell>
          <table:table-cell table:style-name="ce1" office:value-type="string">
            <text:p>1951108 p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200位</text:p>
          </table:table-cell>
          <table:table-cell office:value-type="string">
            <text:p>1275272 pt</text:p>
          </table:table-cell>
          <table:table-cell office:value-type="string">
            <text:p>1200位</text:p>
          </table:table-cell>
          <table:table-cell table:style-name="ce1" office:value-type="string">
            <text:p>1106926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63179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3364637 pt</text:p>
          </table:table-cell>
          <table:table-cell table:number-columns-repeated="2"/>
          <table:table-cell table:style-name="ce1" office:value-type="string">
            <text:p>1200位</text:p>
          </table:table-cell>
          <table:table-cell table:style-name="ce1" office:value-type="string">
            <text:p>440947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136719 pt</text:p>
          </table:table-cell>
          <table:table-cell office:value-type="string">
            <text:p>※02/09（日） 22:36 集計時点のポイントです</text:p>
          </table:table-cell>
          <table:table-cell table:style-name="ce2"/>
          <table:table-cell office:value-type="string">
            <text:p>※02/09（日） 17:42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8607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4577 pt</text:p>
          </table:table-cell>
          <table:table-cell table:number-columns-repeated="2"/>
          <table:table-cell table:style-name="ce1" office:value-type="string">
            <text:p>※02/07（金） 22:40 集計時点のポイントです</text:p>
          </table:table-cell>
          <table:table-cell table:number-columns-repeated="3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1937357 pt</text:p>
          </table:table-cell>
          <table:table-cell table:style-name="ce2" table:number-columns-repeated="3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9937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16127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2:25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823142 pt</text:p>
          </table:table-cell>
          <table:table-cell table:number-columns-repeated="2"/>
          <table:table-cell office:value-type="string">
            <text:p>※02/08（土） 23:26 集計時点のポイントです</text:p>
          </table:table-cell>
          <table:table-cell/>
          <table:table-cell table:style-name="ce1" office:value-type="string">
            <text:p>※02/08（土） 18:20 集計時点のポイントです</text:p>
          </table:table-cell>
          <table:table-cell table:number-columns-repeated="3"/>
          <table:table-cell table:style-name="ce1" office:value-type="string">
            <text:p>1位</text:p>
          </table:table-cell>
          <table:table-cell table:style-name="ce1" office:value-type="string">
            <text:p>11974883 p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071012 pt</text:p>
          </table:table-cell>
          <table:table-cell office:value-type="string">
            <text:p>100位</text:p>
          </table:table-cell>
          <table:table-cell table:style-name="ce1" office:value-type="string">
            <text:p>3403340 pt</text:p>
          </table:table-cell>
          <table:table-cell table:number-columns-repeated="2"/>
          <table:table-cell table:style-name="ce2"/>
          <table:table-cell table:number-columns-repeated="5"/>
          <table:table-cell table:style-name="ce1" office:value-type="string">
            <text:p>100位</text:p>
          </table:table-cell>
          <table:table-cell table:style-name="ce1" office:value-type="string">
            <text:p>1918821 pt</text:p>
          </table:table-cell>
          <table:table-cell table:number-columns-repeated="2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00位</text:p>
          </table:table-cell>
          <table:table-cell office:value-type="string">
            <text:p>3633262 pt</text:p>
          </table:table-cell>
          <table:table-cell office:value-type="string">
            <text:p>1200位</text:p>
          </table:table-cell>
          <table:table-cell table:style-name="ce1" office:value-type="string">
            <text:p>1111753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606417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3260232 pt</text:p>
          </table:table-cell>
          <table:table-cell table:number-columns-repeated="2"/>
          <table:table-cell table:style-name="ce1" office:value-type="string">
            <text:p>1200位</text:p>
          </table:table-cell>
          <table:table-cell table:style-name="ce1" office:value-type="string">
            <text:p>426368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170600 pt</text:p>
          </table:table-cell>
          <table:table-cell office:value-type="string">
            <text:p>1200位</text:p>
          </table:table-cell>
          <table:table-cell office:value-type="string">
            <text:p>1288823 pt</text:p>
          </table:table-cell>
          <table:table-cell office:value-type="string">
            <text:p>※02/09（日） 17:44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63219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4577 pt</text:p>
          </table:table-cell>
          <table:table-cell table:number-columns-repeated="2"/>
          <table:table-cell table:style-name="ce1" office:value-type="string">
            <text:p>※02/07（金） 22:30 集計時点のポイントです</text:p>
          </table:table-cell>
          <table:table-cell table:number-columns-repeated="3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961056 pt</text:p>
          </table:table-cell>
          <table:table-cell office:value-type="string">
            <text:p>※02/09（日） 22:38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9587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11840 pt</text:p>
          </table:table-cell>
          <table:table-cell table:number-columns-repeated="2"/>
          <table:table-cell table:style-name="ce1" office:value-type="string">
            <text:p>個人ステータス</text:p>
          </table:table-cell>
          <table:table-cell table:number-columns-repeated="3"/>
        </table:table-row>
        <table:table-row table:style-name="ro4">
          <table:table-cell table:style-name="ce1" office:value-type="string">
            <text:p>※02/10（月） 22:30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823142 pt</text:p>
          </table:table-cell>
          <table:table-cell table:number-columns-repeated="2"/>
          <table:table-cell office:value-type="string">
            <text:p>※02/08（土） 23:25 集計時点のポイントです</text:p>
          </table:table-cell>
          <table:table-cell/>
          <table:table-cell table:style-name="ce1" office:value-type="string">
            <text:p>※02/08（土） 18:19 集計時点のポイントです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03340 pt</text:p>
          </table:table-cell>
          <table:table-cell table:number-columns-repeated="2"/>
          <table:table-cell table:style-name="ce2"/>
          <table:table-cell table:number-columns-repeated="5"/>
          <table:table-cell table:style-name="ce1" office:value-type="string">
            <text:p>1位</text:p>
          </table:table-cell>
          <table:table-cell table:style-name="ce1" office:value-type="string">
            <text:p>11550772 p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092359 pt</text:p>
          </table:table-cell>
          <table:table-cell office:value-type="string">
            <text:p>1200位</text:p>
          </table:table-cell>
          <table:table-cell table:style-name="ce1" office:value-type="string">
            <text:p>1114402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574386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3145190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1843001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00位</text:p>
          </table:table-cell>
          <table:table-cell office:value-type="string">
            <text:p>3633262 pt</text:p>
          </table:table-cell>
          <table:table-cell office:value-type="string">
            <text:p>※02/09（日） 17:45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5475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34577 pt</text:p>
          </table:table-cell>
          <table:table-cell table:number-columns-repeated="2"/>
          <table:table-cell table:style-name="ce1" office:value-type="string">
            <text:p>1200位</text:p>
          </table:table-cell>
          <table:table-cell table:style-name="ce1" office:value-type="string">
            <text:p>412559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198460 pt</text:p>
          </table:table-cell>
          <table:table-cell office:value-type="string">
            <text:p>1200位</text:p>
          </table:table-cell>
          <table:table-cell office:value-type="string">
            <text:p>1293012 pt</text:p>
          </table:table-cell>
          <table:table-cell table:style-name="ce2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9448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10553 pt</text:p>
          </table:table-cell>
          <table:table-cell table:number-columns-repeated="2"/>
          <table:table-cell table:style-name="ce1" office:value-type="string">
            <text:p>※02/07（金） 22:20 集計時点のポイントです</text:p>
          </table:table-cell>
          <table:table-cell table:number-columns-repeated="3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1988134 pt</text:p>
          </table:table-cell>
          <table:table-cell office:value-type="string">
            <text:p>※02/09（日） 22:39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※02/08（土） 23:24 集計時点のポイントです</text:p>
          </table:table-cell>
          <table:table-cell/>
          <table:table-cell table:style-name="ce1" office:value-type="string">
            <text:p>※02/08（土） 18:18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※02/10（月） 22:35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0868155 pt</text:p>
          </table:table-cell>
          <table:table-cell table:number-columns-repeated="2"/>
          <table:table-cell table:style-name="ce2"/>
          <table:table-cell table:number-columns-repeated="5"/>
          <table:table-cell table:style-name="ce1" office:value-type="string">
            <text:p>1位</text:p>
          </table:table-cell>
          <table:table-cell table:style-name="ce1" office:value-type="string">
            <text:p>11178992 pt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15200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位</text:p>
          </table:table-cell>
          <table:table-cell table:style-name="ce1" office:value-type="string">
            <text:p>22533385 pt</text:p>
          </table:table-cell>
          <table:table-cell table:number-columns-repeated="2"/>
          <table:table-cell table:style-name="ce1" office:value-type="string">
            <text:p>100位</text:p>
          </table:table-cell>
          <table:table-cell table:style-name="ce1" office:value-type="string">
            <text:p>1809455 p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117060 pt</text:p>
          </table:table-cell>
          <table:table-cell office:value-type="string">
            <text:p>1200位</text:p>
          </table:table-cell>
          <table:table-cell table:style-name="ce1" office:value-type="string">
            <text:p>1119697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54310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719575 pt</text:p>
          </table:table-cell>
          <table:table-cell table:number-columns-repeated="2"/>
          <table:table-cell table:style-name="ce1" office:value-type="string">
            <text:p>1200位</text:p>
          </table:table-cell>
          <table:table-cell table:style-name="ce1" office:value-type="string">
            <text:p>398091 pt</text:p>
          </table:table-cell>
          <table:table-cell table:number-columns-repeated="2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00位</text:p>
          </table:table-cell>
          <table:table-cell office:value-type="string">
            <text:p>3633262 pt</text:p>
          </table:table-cell>
          <table:table-cell office:value-type="string">
            <text:p>※02/09（日） 17:47 集計時点のポイントです</text:p>
          </table:table-cell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5181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02476 pt</text:p>
          </table:table-cell>
          <table:table-cell table:number-columns-repeated="2"/>
          <table:table-cell table:style-name="ce1" office:value-type="string">
            <text:p>※02/07（金） 22:10 集計時点のポイントです</text:p>
          </table:table-cell>
          <table:table-cell table:number-columns-repeated="3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229453 pt</text:p>
          </table:table-cell>
          <table:table-cell office:value-type="string">
            <text:p>1200位</text:p>
          </table:table-cell>
          <table:table-cell office:value-type="string">
            <text:p>1295582 pt</text:p>
          </table:table-cell>
          <table:table-cell table:style-name="ce2"/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92679 pt</text:p>
          </table:table-cell>
          <table:table-cell table:style-name="ce1" office:value-type="string">
            <text:p>※02/08（土） 18:10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015860 pt</text:p>
          </table:table-cell>
          <table:table-cell office:value-type="string">
            <text:p>※02/09（日） 22:40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0908222 pt</text:p>
          </table:table-cell>
          <table:table-cell table:number-columns-repeated="2"/>
          <table:table-cell office:value-type="string">
            <text:p>※02/08（土） 23:23 集計時点のポイントです</text:p>
          </table:table-cell>
          <table:table-cell table:number-columns-repeated="9"/>
        </table:table-row>
        <table:table-row table:style-name="ro4">
          <table:table-cell table:style-name="ce1" office:value-type="string">
            <text:p>※02/10（月） 22:40 集計時点のポイントです</text:p>
          </table:table-cell>
          <table:table-cell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位</text:p>
          </table:table-cell>
          <table:table-cell table:style-name="ce1" office:value-type="string">
            <text:p>22422046 p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143193 pt</text:p>
          </table:table-cell>
          <table:table-cell office:value-type="string">
            <text:p>1200位</text:p>
          </table:table-cell>
          <table:table-cell table:style-name="ce1" office:value-type="string">
            <text:p>1122815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71957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00位</text:p>
          </table:table-cell>
          <table:table-cell office:value-type="string">
            <text:p>3633262 pt</text:p>
          </table:table-cell>
          <table:table-cell office:value-type="string">
            <text:p>※02/09（日） 17:49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484137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02476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237770 pt</text:p>
          </table:table-cell>
          <table:table-cell office:value-type="string">
            <text:p>1200位</text:p>
          </table:table-cell>
          <table:table-cell office:value-type="string">
            <text:p>1298304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49492 pt</text:p>
          </table:table-cell>
          <table:table-cell table:style-name="ce1" office:value-type="string">
            <text:p>※02/08（土） 18:09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046543 pt</text:p>
          </table:table-cell>
          <table:table-cell office:value-type="string">
            <text:p>※02/09（日） 22:41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093393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89550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※02/10（月） 22:45 集計時点のポイントです</text:p>
          </table:table-cell>
          <table:table-cell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21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2127373 p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162311 pt</text:p>
          </table:table-cell>
          <table:table-cell office:value-type="string">
            <text:p>1200位</text:p>
          </table:table-cell>
          <table:table-cell table:style-name="ce1" office:value-type="string">
            <text:p>1122815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83689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635293 pt</text:p>
          </table:table-cell>
          <table:table-cell office:value-type="string">
            <text:p>※02/09（日） 17:50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45233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70108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28984 pt</text:p>
          </table:table-cell>
          <table:table-cell office:value-type="string">
            <text:p>1200位</text:p>
          </table:table-cell>
          <table:table-cell office:value-type="string">
            <text:p>1299920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47176 pt</text:p>
          </table:table-cell>
          <table:table-cell table:style-name="ce1" office:value-type="string">
            <text:p>※02/08（土） 18:06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243081 pt</text:p>
          </table:table-cell>
          <table:table-cell office:value-type="string">
            <text:p>※02/09（日） 22:42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095057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85924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075596 pt</text:p>
          </table:table-cell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20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206400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2:50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3231212 pt</text:p>
          </table:table-cell>
          <table:table-cell office:value-type="string">
            <text:p>1200位</text:p>
          </table:table-cell>
          <table:table-cell table:style-name="ce1" office:value-type="string">
            <text:p>1124817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83689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635538 pt</text:p>
          </table:table-cell>
          <table:table-cell office:value-type="string">
            <text:p>※02/09（日） 17:51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416275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97675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302946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3014345 pt</text:p>
          </table:table-cell>
          <table:table-cell table:style-name="ce1" office:value-type="string">
            <text:p>※02/08（土） 18:05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054799 pt</text:p>
          </table:table-cell>
          <table:table-cell office:value-type="string">
            <text:p>※02/09（日） 22:45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098372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85916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243081 pt</text:p>
          </table:table-cell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19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1965241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107730 pt</text:p>
          </table:table-cell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26379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8368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2:55 集計時点のポイントです</text:p>
          </table:table-cell>
          <table:table-cell/>
          <table:table-cell office:value-type="string">
            <text:p>1位</text:p>
          </table:table-cell>
          <table:table-cell office:value-type="string">
            <text:p>33280852 pt</text:p>
          </table:table-cell>
          <table:table-cell office:value-type="string">
            <text:p>※02/09（日） 17:52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39052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95217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163386 pt</text:p>
          </table:table-cell>
          <table:table-cell office:value-type="string">
            <text:p>100位</text:p>
          </table:table-cell>
          <table:table-cell office:value-type="string">
            <text:p>3648149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2977646 pt</text:p>
          </table:table-cell>
          <table:table-cell table:style-name="ce1" office:value-type="string">
            <text:p>※02/08（土） 18:04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243081 pt</text:p>
          </table:table-cell>
          <table:table-cell office:value-type="string">
            <text:p>1200位</text:p>
          </table:table-cell>
          <table:table-cell office:value-type="string">
            <text:p>1306306 pt</text:p>
          </table:table-cell>
          <table:table-cell office:value-type="string">
            <text:p>1位</text:p>
          </table:table-cell>
          <table:table-cell table:style-name="ce1" office:value-type="string">
            <text:p>3102589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82560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136813 pt</text:p>
          </table:table-cell>
          <table:table-cell office:value-type="string">
            <text:p>※02/09（日） 22:47 集計時点のポイントです</text:p>
          </table:table-cell>
          <table:table-cell table:style-name="ce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18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1871184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00 集計時点のポイントです</text:p>
          </table:table-cell>
          <table:table-cell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28763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83689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3316297 pt</text:p>
          </table:table-cell>
          <table:table-cell office:value-type="string">
            <text:p>※02/09（日） 17:54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31469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9426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279694 pt</text:p>
          </table:table-cell>
          <table:table-cell office:value-type="string">
            <text:p>100位</text:p>
          </table:table-cell>
          <table:table-cell office:value-type="string">
            <text:p>3655612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2958104 pt</text:p>
          </table:table-cell>
          <table:table-cell table:style-name="ce1" office:value-type="string">
            <text:p>※02/08（土） 18:03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259389 pt</text:p>
          </table:table-cell>
          <table:table-cell office:value-type="string">
            <text:p>1200位</text:p>
          </table:table-cell>
          <table:table-cell office:value-type="string">
            <text:p>1314823 pt</text:p>
          </table:table-cell>
          <table:table-cell office:value-type="string">
            <text:p>1位</text:p>
          </table:table-cell>
          <table:table-cell table:style-name="ce1" office:value-type="string">
            <text:p>31030667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74380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168163 pt</text:p>
          </table:table-cell>
          <table:table-cell office:value-type="string">
            <text:p>※02/09（日） 22:49 集計時点のポイントです</text:p>
          </table:table-cell>
          <table:table-cell table:style-name="ce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10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1459867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05 集計時点のポイントです</text:p>
          </table:table-cell>
          <table:table-cell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29599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83689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位</text:p>
          </table:table-cell>
          <table:table-cell office:value-type="string">
            <text:p>33335301 pt</text:p>
          </table:table-cell>
          <table:table-cell office:value-type="string">
            <text:p>※02/09（日） 17:55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314699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9082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379095 pt</text:p>
          </table:table-cell>
          <table:table-cell office:value-type="string">
            <text:p>100位</text:p>
          </table:table-cell>
          <table:table-cell office:value-type="string">
            <text:p>3656348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2958104 pt</text:p>
          </table:table-cell>
          <table:table-cell table:style-name="ce1" office:value-type="string">
            <text:p>※02/08（土） 17:59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259389 pt</text:p>
          </table:table-cell>
          <table:table-cell office:value-type="string">
            <text:p>1200位</text:p>
          </table:table-cell>
          <table:table-cell office:value-type="string">
            <text:p>1319363 pt</text:p>
          </table:table-cell>
          <table:table-cell office:value-type="string">
            <text:p>1位</text:p>
          </table:table-cell>
          <table:table-cell table:style-name="ce1" office:value-type="string">
            <text:p>31051730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73380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208555 pt</text:p>
          </table:table-cell>
          <table:table-cell office:value-type="string">
            <text:p>※02/09（日） 22:50 集計時点のポイントです</text:p>
          </table:table-cell>
          <table:table-cell table:style-name="ce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09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046088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10 集計時点のポイントです</text:p>
          </table:table-cell>
          <table:table-cell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30419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3378409 pt</text:p>
          </table:table-cell>
          <table:table-cell office:value-type="string">
            <text:p>※02/09（日） 17:56 集計時点のポイントです</text:p>
          </table:table-cell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29663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8229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473835 pt</text:p>
          </table:table-cell>
          <table:table-cell office:value-type="string">
            <text:p>100位</text:p>
          </table:table-cell>
          <table:table-cell office:value-type="string">
            <text:p>3668040 pt</text:p>
          </table:table-cell>
          <table:table-cell table:style-name="ce2"/>
          <table:table-cell table:number-columns-repeated="3"/>
          <table:table-cell office:value-type="string">
            <text:p>100位</text:p>
          </table:table-cell>
          <table:table-cell table:style-name="ce1" office:value-type="string">
            <text:p>2958104 pt</text:p>
          </table:table-cell>
          <table:table-cell table:style-name="ce1" office:value-type="string">
            <text:p>※02/08（土） 17:50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283263 pt</text:p>
          </table:table-cell>
          <table:table-cell office:value-type="string">
            <text:p>1200位</text:p>
          </table:table-cell>
          <table:table-cell office:value-type="string">
            <text:p>1328671 pt</text:p>
          </table:table-cell>
          <table:table-cell office:value-type="string">
            <text:p>1位</text:p>
          </table:table-cell>
          <table:table-cell table:style-name="ce1" office:value-type="string">
            <text:p>3108472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72459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244203 pt</text:p>
          </table:table-cell>
          <table:table-cell office:value-type="string">
            <text:p>※02/09（日） 22:52 集計時点のポイントです</text:p>
          </table:table-cell>
          <table:table-cell table:style-name="ce2"/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※02/08（土） 23:08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20360996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15 集計時点のポイントです</text:p>
          </table:table-cell>
          <table:table-cell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33360 pt</text:p>
          </table:table-cell>
          <table:table-cell table:number-columns-repeated="2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2"/>
          <table:table-cell office:value-type="string">
            <text:p>※02/09（日） 17:57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1200位</text:p>
          </table:table-cell>
          <table:table-cell table:style-name="ce1" office:value-type="string">
            <text:p>68229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5556135 pt</text:p>
          </table:table-cell>
          <table:table-cell office:value-type="string">
            <text:p>1位</text:p>
          </table:table-cell>
          <table:table-cell office:value-type="string">
            <text:p>33404559 pt</text:p>
          </table:table-cell>
          <table:table-cell table:style-name="ce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212755 pt</text:p>
          </table:table-cell>
          <table:table-cell table:style-name="ce1" office:value-type="string">
            <text:p>※02/08（土） 17:49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297273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1位</text:p>
          </table:table-cell>
          <table:table-cell table:style-name="ce1" office:value-type="string">
            <text:p>31106014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946659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278312 pt</text:p>
          </table:table-cell>
          <table:table-cell office:value-type="string">
            <text:p>1200位</text:p>
          </table:table-cell>
          <table:table-cell office:value-type="string">
            <text:p>1331265 pt</text:p>
          </table:table-cell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67285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2007647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20 集計時点のポイントです</text:p>
          </table:table-cell>
          <table:table-cell/>
          <table:table-cell office:value-type="string">
            <text:p>※02/09（日） 22:53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134724 pt</text:p>
          </table:table-cell>
          <table:table-cell table:number-columns-repeated="2"/>
          <table:table-cell office:value-type="string">
            <text:p>※02/08（土） 23:05 集計時点のポイントです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2"/>
          <table:table-cell office:value-type="string">
            <text:p>※02/09（日） 17:58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1200位</text:p>
          </table:table-cell>
          <table:table-cell table:style-name="ce1" office:value-type="string">
            <text:p>677041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9187332 pt</text:p>
          </table:table-cell>
          <table:table-cell table:style-name="ce1" office:value-type="string">
            <text:p>※02/08（土） 17:46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639882 pt</text:p>
          </table:table-cell>
          <table:table-cell office:value-type="string">
            <text:p>1位</text:p>
          </table:table-cell>
          <table:table-cell office:value-type="string">
            <text:p>33430732 pt</text:p>
          </table:table-cell>
          <table:table-cell office:value-type="string">
            <text:p>1位</text:p>
          </table:table-cell>
          <table:table-cell table:style-name="ce1" office:value-type="string">
            <text:p>3112959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935172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11087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65645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9958073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313126 pt</text:p>
          </table:table-cell>
          <table:table-cell office:value-type="string">
            <text:p>1200位</text:p>
          </table:table-cell>
          <table:table-cell office:value-type="string">
            <text:p>1333351 pt</text:p>
          </table:table-cell>
          <table:table-cell office:value-type="string">
            <text:p>1200位</text:p>
          </table:table-cell>
          <table:table-cell table:style-name="ce1" office:value-type="string">
            <text:p>1135954 pt</text:p>
          </table:table-cell>
          <table:table-cell table:number-columns-repeated="2"/>
          <table:table-cell office:value-type="string">
            <text:p>※02/08（土） 23:04 集計時点のポイントです</text:p>
          </table:table-cell>
          <table:table-cell/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25 集計時点のポイントです</text:p>
          </table:table-cell>
          <table:table-cell/>
          <table:table-cell office:value-type="string">
            <text:p>※02/09（日） 22:54 集計時点のポイントです</text:p>
          </table:table-cell>
          <table:table-cell table:style-name="ce2"/>
          <table:table-cell office:value-type="string">
            <text:p>※02/09（日） 17:59 集計時点のポイント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1200位</text:p>
          </table:table-cell>
          <table:table-cell table:style-name="ce1" office:value-type="string">
            <text:p>674831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/>
          <table:table-cell table:style-name="ce1" office:value-type="string">
            <text:p>※02/08（土） 17:45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717701 pt</text:p>
          </table:table-cell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160541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139467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12593 pt</text:p>
          </table:table-cell>
          <table:table-cell office:value-type="string">
            <text:p>1位</text:p>
          </table:table-cell>
          <table:table-cell office:value-type="string">
            <text:p>33480651 pt</text:p>
          </table:table-cell>
          <table:table-cell office:value-type="string">
            <text:p>100位</text:p>
          </table:table-cell>
          <table:table-cell table:style-name="ce1" office:value-type="string">
            <text:p>3425522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90480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9859643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353557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1200位</text:p>
          </table:table-cell>
          <table:table-cell table:style-name="ce1" office:value-type="string">
            <text:p>113595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5947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30 集計時点のポイントです</text:p>
          </table:table-cell>
          <table:table-cell/>
          <table:table-cell office:value-type="string">
            <text:p>1200位</text:p>
          </table:table-cell>
          <table:table-cell office:value-type="string">
            <text:p>1335664 pt</text:p>
          </table:table-cell>
          <table:table-cell office:value-type="string">
            <text:p>※02/09（日） 18:00 集計時点のポイントです</text:p>
          </table:table-cell>
          <table:table-cell table:number-columns-repeated="3"/>
          <table:table-cell office:value-type="string">
            <text:p>※02/08（土） 23:01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74831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※02/09（日） 22:56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1" office:value-type="string">
            <text:p>※02/08（土） 17:44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772031 pt</text:p>
          </table:table-cell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273650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084733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24461 pt</text:p>
          </table:table-cell>
          <table:table-cell office:value-type="string">
            <text:p>1位</text:p>
          </table:table-cell>
          <table:table-cell office:value-type="string">
            <text:p>33537582 pt</text:p>
          </table:table-cell>
          <table:table-cell office:value-type="string">
            <text:p>100位</text:p>
          </table:table-cell>
          <table:table-cell table:style-name="ce1" office:value-type="string">
            <text:p>3436795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90480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9772063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391357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1200位</text:p>
          </table:table-cell>
          <table:table-cell table:style-name="ce1" office:value-type="string">
            <text:p>1139580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58651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3175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35 集計時点のポイントです</text:p>
          </table:table-cell>
          <table:table-cell/>
          <table:table-cell office:value-type="string">
            <text:p>1200位</text:p>
          </table:table-cell>
          <table:table-cell office:value-type="string">
            <text:p>1344154 pt</text:p>
          </table:table-cell>
          <table:table-cell office:value-type="string">
            <text:p>※02/09（日） 18:04 集計時点のポイントです</text:p>
          </table:table-cell>
          <table:table-cell table:number-columns-repeated="3"/>
          <table:table-cell office:value-type="string">
            <text:p>※02/08（土） 22:59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74579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※02/09（日） 22:59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1" office:value-type="string">
            <text:p>※02/08（土） 17:43 集計時点のポイントです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301946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9050274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5894496 pt</text:p>
          </table:table-cell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36795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90480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9486515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57858 pt</text:p>
          </table:table-cell>
          <table:table-cell office:value-type="string">
            <text:p>1位</text:p>
          </table:table-cell>
          <table:table-cell office:value-type="string">
            <text:p>33558803 pt</text:p>
          </table:table-cell>
          <table:table-cell office:value-type="string">
            <text:p>1200位</text:p>
          </table:table-cell>
          <table:table-cell table:style-name="ce1" office:value-type="string">
            <text:p>1140962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58192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2432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428520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※02/09（日） 18:05 集計時点のポイントです</text:p>
          </table:table-cell>
          <table:table-cell table:number-columns-repeated="3"/>
          <table:table-cell office:value-type="string">
            <text:p>※02/08（土） 22:58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72873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40 集計時点のポイントです</text:p>
          </table:table-cell>
          <table:table-cell/>
          <table:table-cell office:value-type="string">
            <text:p>1200位</text:p>
          </table:table-cell>
          <table:table-cell office:value-type="string">
            <text:p>1346299 pt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>
            <text:p>※02/08（土） 17:40 集計時点のポイントです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※02/09（日） 23:00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1408603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825650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024776 pt</text:p>
          </table:table-cell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3880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84821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990764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位</text:p>
          </table:table-cell>
          <table:table-cell office:value-type="string">
            <text:p>33579997 pt</text:p>
          </table:table-cell>
          <table:table-cell office:value-type="string">
            <text:p>1200位</text:p>
          </table:table-cell>
          <table:table-cell table:style-name="ce1" office:value-type="string">
            <text:p>1146973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46700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591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456503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※02/09（日） 18:09 集計時点のポイントです</text:p>
          </table:table-cell>
          <table:table-cell table:number-columns-repeated="3"/>
          <table:table-cell office:value-type="string">
            <text:p>※02/08（土） 22:51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69100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44 集計時点のポイントです</text:p>
          </table:table-cell>
          <table:table-cell/>
          <table:table-cell office:value-type="string">
            <text:p>1200位</text:p>
          </table:table-cell>
          <table:table-cell office:value-type="string">
            <text:p>1351188 pt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>
            <text:p>※02/08（土） 17:35 集計時点のポイントです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※02/09（日） 23:02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1441558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802606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049823 pt</text:p>
          </table:table-cell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3880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7231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591615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位</text:p>
          </table:table-cell>
          <table:table-cell office:value-type="string">
            <text:p>33618107 pt</text:p>
          </table:table-cell>
          <table:table-cell office:value-type="string">
            <text:p>1200位</text:p>
          </table:table-cell>
          <table:table-cell table:style-name="ce1" office:value-type="string">
            <text:p>1147996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44027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4792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461802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※02/09（日） 18:10 集計時点のポイントです</text:p>
          </table:table-cell>
          <table:table-cell table:number-columns-repeated="3"/>
          <table:table-cell office:value-type="string">
            <text:p>※02/08（土） 22:50 集計時点のポイントです</text:p>
          </table:table-cell>
          <table:table-cell/>
          <table:table-cell table:style-name="ce1" office:value-type="string">
            <text:p>1200位</text:p>
          </table:table-cell>
          <table:table-cell table:style-name="ce1" office:value-type="string">
            <text:p>665533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45 集計時点のポイントです</text:p>
          </table:table-cell>
          <table:table-cell/>
          <table:table-cell office:value-type="string">
            <text:p>1200位</text:p>
          </table:table-cell>
          <table:table-cell office:value-type="string">
            <text:p>1359512 pt</text:p>
          </table:table-cell>
          <table:table-cell table:style-name="ce2"/>
          <table:table-cell table:number-columns-repeated="3"/>
          <table:table-cell office:value-type="string">
            <text:p>個人ステータス</text:p>
          </table:table-cell>
          <table:table-cell/>
          <table:table-cell table:style-name="ce1" office:value-type="string">
            <text:p>※02/08（土） 17:30 集計時点のポイントです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※02/09（日） 23:04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1505272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40653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77526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558448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081128 pt</text:p>
          </table:table-cell>
          <table:table-cell office:value-type="string">
            <text:p>1位</text:p>
          </table:table-cell>
          <table:table-cell office:value-type="string">
            <text:p>33642011 pt</text:p>
          </table:table-cell>
          <table:table-cell office:value-type="string">
            <text:p>1200位</text:p>
          </table:table-cell>
          <table:table-cell table:style-name="ce1" office:value-type="string">
            <text:p>1148968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4792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※02/09（日） 18:12 集計時点のポイントです</text:p>
          </table:table-cell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39981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65487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470579 pt</text:p>
          </table:table-cell>
          <table:table-cell office:value-type="string">
            <text:p>1200位</text:p>
          </table:table-cell>
          <table:table-cell office:value-type="string">
            <text:p>1364043 pt</text:p>
          </table:table-cell>
          <table:table-cell table:style-name="ce2"/>
          <table:table-cell table:number-columns-repeated="3"/>
          <table:table-cell office:value-type="string">
            <text:p>※02/08（土） 22:49 集計時点のポイントです</text:p>
          </table:table-cell>
          <table:table-cell/>
          <table:table-cell table:style-name="ce1" office:value-type="string">
            <text:p>※02/08（土） 17:29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※02/10（月） 23:46 集計時点のポイントです</text:p>
          </table:table-cell>
          <table:table-cell/>
          <table:table-cell office:value-type="string">
            <text:p>※02/09（日） 23:05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151003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665346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442131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5298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3294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6099922 pt</text:p>
          </table:table-cell>
          <table:table-cell office:value-type="string">
            <text:p>1位</text:p>
          </table:table-cell>
          <table:table-cell office:value-type="string">
            <text:p>33727347 pt</text:p>
          </table:table-cell>
          <table:table-cell office:value-type="string">
            <text:p>※02/09（日） 18:14 集計時点のポイントです</text:p>
          </table:table-cell>
          <table:table-cell table:number-columns-repeated="3"/>
          <table:table-cell office:value-type="string">
            <text:p>1200位</text:p>
          </table:table-cell>
          <table:table-cell table:style-name="ce1" office:value-type="string">
            <text:p>83824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61114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table:style-name="ce2"/>
          <table:table-cell table:number-columns-repeated="3"/>
          <table:table-cell office:value-type="string">
            <text:p>※02/08（土） 22:46 集計時点のポイントです</text:p>
          </table:table-cell>
          <table:table-cell/>
          <table:table-cell table:style-name="ce1" office:value-type="string">
            <text:p>※02/08（土） 17:26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478369 pt</text:p>
          </table:table-cell>
          <table:table-cell office:value-type="string">
            <text:p>1200位</text:p>
          </table:table-cell>
          <table:table-cell office:value-type="string">
            <text:p>1379482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※02/10（月） 23:47 集計時点のポイントです</text:p>
          </table:table-cell>
          <table:table-cell/>
          <table:table-cell office:value-type="string">
            <text:p>※02/09（日） 23:09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1510039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617188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408976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3294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53413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3107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9845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6118660 pt</text:p>
          </table:table-cell>
          <table:table-cell office:value-type="string">
            <text:p>1位</text:p>
          </table:table-cell>
          <table:table-cell office:value-type="string">
            <text:p>33751102 pt</text:p>
          </table:table-cell>
          <table:table-cell office:value-type="string">
            <text:p>※02/09（日） 18:15 集計時点のポイントです</text:p>
          </table:table-cell>
          <table:table-cell table:number-columns-repeated="3"/>
          <table:table-cell office:value-type="string">
            <text:p>※02/08（土） 22:44 集計時点のポイントです</text:p>
          </table:table-cell>
          <table:table-cell/>
          <table:table-cell table:style-name="ce1" office:value-type="string">
            <text:p>※02/08（土） 17:25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487363 pt</text:p>
          </table:table-cell>
          <table:table-cell office:value-type="string">
            <text:p>1200位</text:p>
          </table:table-cell>
          <table:table-cell office:value-type="string">
            <text:p>1382597 pt</text:p>
          </table:table-cell>
          <table:table-cell office:value-type="string">
            <text:p>1位</text:p>
          </table:table-cell>
          <table:table-cell table:style-name="ce1" office:value-type="string">
            <text:p>31510039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49603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371023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48 集計時点のポイントです</text:p>
          </table:table-cell>
          <table:table-cell/>
          <table:table-cell office:value-type="string">
            <text:p>※02/09（日） 23:10 集計時点のポイントです</text:p>
          </table:table-cell>
          <table:table-cell table:style-name="ce2"/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603294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200位</text:p>
          </table:table-cell>
          <table:table-cell table:style-name="ce1" office:value-type="string">
            <text:p>1155760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23533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9148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2"/>
          <table:table-cell office:value-type="string">
            <text:p>※02/09（日） 18:18 集計時点のポイントです</text:p>
          </table:table-cell>
          <table:table-cell table:number-columns-repeated="3"/>
          <table:table-cell office:value-type="string">
            <text:p>※02/08（土） 22:40 集計時点のポイントです</text:p>
          </table:table-cell>
          <table:table-cell/>
          <table:table-cell table:style-name="ce1" office:value-type="string">
            <text:p>※02/08（土） 17:24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150009 pt</text:p>
          </table:table-cell>
          <table:table-cell office:value-type="string">
            <text:p>1位</text:p>
          </table:table-cell>
          <table:table-cell office:value-type="string">
            <text:p>3380567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70252 pt</text:p>
          </table:table-cell>
          <table:table-cell office:value-type="string">
            <text:p>1位</text:p>
          </table:table-cell>
          <table:table-cell table:style-name="ce1" office:value-type="string">
            <text:p>31510039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464170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342686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496883 pt</text:p>
          </table:table-cell>
          <table:table-cell office:value-type="string">
            <text:p>1200位</text:p>
          </table:table-cell>
          <table:table-cell office:value-type="string">
            <text:p>1391402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98160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49 集計時点のポイントです</text:p>
          </table:table-cell>
          <table:table-cell/>
          <table:table-cell office:value-type="string">
            <text:p>※02/09（日） 23:12 集計時点のポイントです</text:p>
          </table:table-cell>
          <table:table-cell table:style-name="ce2"/>
          <table:table-cell office:value-type="string">
            <text:p>1200位</text:p>
          </table:table-cell>
          <table:table-cell table:style-name="ce1" office:value-type="string">
            <text:p>1160315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22760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7728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2"/>
          <table:table-cell office:value-type="string">
            <text:p>※02/09（日） 18:20 集計時点のポイントです</text:p>
          </table:table-cell>
          <table:table-cell table:number-columns-repeated="3"/>
          <table:table-cell office:value-type="string">
            <text:p>※02/08（土） 22:39 集計時点のポイントです</text:p>
          </table:table-cell>
          <table:table-cell/>
          <table:table-cell table:style-name="ce1" office:value-type="string">
            <text:p>※02/08（土） 17:23 集計時点のポイントです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個人ステータス</text:p>
          </table:table-cell>
          <table:table-cell table:number-columns-repeated="9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158571 pt</text:p>
          </table:table-cell>
          <table:table-cell office:value-type="string">
            <text:p>1位</text:p>
          </table:table-cell>
          <table:table-cell office:value-type="string">
            <text:p>33869816 pt</text:p>
          </table:table-cell>
          <table:table-cell office:value-type="string">
            <text:p>1位</text:p>
          </table:table-cell>
          <table:table-cell table:style-name="ce1" office:value-type="string">
            <text:p>31536022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436274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299844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74875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94097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505200 pt</text:p>
          </table:table-cell>
          <table:table-cell office:value-type="string">
            <text:p>1200位</text:p>
          </table:table-cell>
          <table:table-cell office:value-type="string">
            <text:p>1398716 pt</text:p>
          </table:table-cell>
          <table:table-cell office:value-type="string">
            <text:p>1200位</text:p>
          </table:table-cell>
          <table:table-cell table:style-name="ce1" office:value-type="string">
            <text:p>116802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2218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7603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50 集計時点のポイントです</text:p>
          </table:table-cell>
          <table:table-cell/>
          <table:table-cell office:value-type="string">
            <text:p>※02/09（日） 23:14 集計時点のポイントです</text:p>
          </table:table-cell>
          <table:table-cell table:style-name="ce2"/>
          <table:table-cell office:value-type="string">
            <text:p>※02/09（日） 18:24 集計時点のポイントです</text:p>
          </table:table-cell>
          <table:table-cell table:number-columns-repeated="3"/>
          <table:table-cell office:value-type="string">
            <text:p>※02/08（土） 22:38 集計時点のポイントで</text:p>
          </table:table-cell>
          <table:table-cell/>
          <table:table-cell table:style-name="ce1" office:value-type="string">
            <text:p>※02/08（土） 17:22 集計時点のポイントです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01790 pt</text:p>
          </table:table-cell>
          <table:table-cell office:value-type="string">
            <text:p>1位</text:p>
          </table:table-cell>
          <table:table-cell office:value-type="string">
            <text:p>33919686 pt</text:p>
          </table:table-cell>
          <table:table-cell office:value-type="string">
            <text:p>1位</text:p>
          </table:table-cell>
          <table:table-cell table:style-name="ce1" office:value-type="string">
            <text:p>31569230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37374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228645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89777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87198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200位</text:p>
          </table:table-cell>
          <table:table-cell table:style-name="ce1" office:value-type="string">
            <text:p>2511788 pt</text:p>
          </table:table-cell>
          <table:table-cell office:value-type="string">
            <text:p>1200位</text:p>
          </table:table-cell>
          <table:table-cell office:value-type="string">
            <text:p>1401711 pt</text:p>
          </table:table-cell>
          <table:table-cell office:value-type="string">
            <text:p>1200位</text:p>
          </table:table-cell>
          <table:table-cell table:style-name="ce1" office:value-type="string">
            <text:p>116960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1760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4517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51 集計時点のポイントです</text:p>
          </table:table-cell>
          <table:table-cell/>
          <table:table-cell office:value-type="string">
            <text:p>※02/09（日） 23:16 集計時点のポイントです</text:p>
          </table:table-cell>
          <table:table-cell table:style-name="ce2"/>
          <table:table-cell office:value-type="string">
            <text:p>※02/09（日） 18:25 集計時点のポイントです</text:p>
          </table:table-cell>
          <table:table-cell table:number-columns-repeated="3"/>
          <table:table-cell office:value-type="string">
            <text:p>※02/08（土） 22:36 集計時点のポイントです</text:p>
          </table:table-cell>
          <table:table-cell/>
          <table:table-cell table:style-name="ce1" office:value-type="string">
            <text:p>※02/08（土） 17:20 集計時点のポイントです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974355 pt</text:p>
          </table:table-cell>
          <table:table-cell office:value-type="string">
            <text:p>1位</text:p>
          </table:table-cell>
          <table:table-cell table:style-name="ce1" office:value-type="string">
            <text:p>31621486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232649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197694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14317 pt</text:p>
          </table:table-cell>
          <table:table-cell office:value-type="string">
            <text:p>100位</text:p>
          </table:table-cell>
          <table:table-cell office:value-type="string">
            <text:p>3689777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82421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200位</text:p>
          </table:table-cell>
          <table:table-cell office:value-type="string">
            <text:p>1407972 pt</text:p>
          </table:table-cell>
          <table:table-cell office:value-type="string">
            <text:p>1200位</text:p>
          </table:table-cell>
          <table:table-cell table:style-name="ce1" office:value-type="string">
            <text:p>117128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08145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5436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16787 pt</text:p>
          </table:table-cell>
          <table:table-cell office:value-type="string">
            <text:p>※02/09（日） 23:18 集計時点のポイントです</text:p>
          </table:table-cell>
          <table:table-cell table:style-name="ce2"/>
          <table:table-cell office:value-type="string">
            <text:p>※02/09（日） 18:27 集計時点のポイントです</text:p>
          </table:table-cell>
          <table:table-cell table:number-columns-repeated="3"/>
          <table:table-cell office:value-type="string">
            <text:p>※02/08（土） 22:31 集計時点のポイントです</text:p>
          </table:table-cell>
          <table:table-cell/>
          <table:table-cell table:style-name="ce1" office:value-type="string">
            <text:p>※02/08（土） 17:19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※02/10（月） 23:52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8207442 pt</text:p>
          </table:table-cell>
          <table:table-cell table:style-name="ce1" office:value-type="string">
            <text:p>1位</text:p>
          </table:table-cell>
          <table:table-cell table:style-name="ce1" office:value-type="string">
            <text:p>18064020 p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3990945 pt</text:p>
          </table:table-cell>
          <table:table-cell office:value-type="string">
            <text:p>1位</text:p>
          </table:table-cell>
          <table:table-cell table:style-name="ce1" office:value-type="string">
            <text:p>31644899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70987 pt</text:p>
          </table:table-cell>
          <table:table-cell table:number-columns-repeated="6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16684 pt</text:p>
          </table:table-cell>
          <table:table-cell office:value-type="string">
            <text:p>100位</text:p>
          </table:table-cell>
          <table:table-cell office:value-type="string">
            <text:p>3689777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06628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48370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200位</text:p>
          </table:table-cell>
          <table:table-cell office:value-type="string">
            <text:p>1409762 pt</text:p>
          </table:table-cell>
          <table:table-cell office:value-type="string">
            <text:p>1200位</text:p>
          </table:table-cell>
          <table:table-cell table:style-name="ce1" office:value-type="string">
            <text:p>1174410 pt</text:p>
          </table:table-cell>
          <table:table-cell table:number-columns-repeated="2"/>
          <table:table-cell office:value-type="string">
            <text:p>※02/08（土） 22:30 集計時点のポイントです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25542 pt</text:p>
          </table:table-cell>
          <table:table-cell office:value-type="string">
            <text:p>※02/09（日） 23:19 集計時点のポイントです</text:p>
          </table:table-cell>
          <table:table-cell table:style-name="ce2"/>
          <table:table-cell office:value-type="string">
            <text:p>※02/09（日） 18:28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1位</text:p>
          </table:table-cell>
          <table:table-cell table:style-name="ce1" office:value-type="string">
            <text:p>1802995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53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8177666 pt</text:p>
          </table:table-cell>
          <table:table-cell table:style-name="ce1" office:value-type="string">
            <text:p>100位</text:p>
          </table:table-cell>
          <table:table-cell table:style-name="ce1" office:value-type="string">
            <text:p>2565686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677892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8695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4755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6235324 pt</text:p>
          </table:table-cell>
          <table:table-cell office:value-type="string">
            <text:p>1位</text:p>
          </table:table-cell>
          <table:table-cell office:value-type="string">
            <text:p>34017029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05345 pt</text:p>
          </table:table-cell>
          <table:table-cell table:style-name="ce1" office:value-type="string">
            <text:p>※02/08（土） 17:14 集計時点のポイントです</text:p>
          </table:table-cell>
          <table:table-cell table:number-columns-repeated="7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00位</text:p>
          </table:table-cell>
          <table:table-cell office:value-type="string">
            <text:p>3689777 pt</text:p>
          </table:table-cell>
          <table:table-cell office:value-type="string">
            <text:p>1200位</text:p>
          </table:table-cell>
          <table:table-cell table:style-name="ce1" office:value-type="string">
            <text:p>1175347 pt</text:p>
          </table:table-cell>
          <table:table-cell table:number-columns-repeated="2"/>
          <table:table-cell office:value-type="string">
            <text:p>※02/08（土） 22:29 集計時点のポイントで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31711 pt</text:p>
          </table:table-cell>
          <table:table-cell office:value-type="string">
            <text:p>1200位</text:p>
          </table:table-cell>
          <table:table-cell office:value-type="string">
            <text:p>1411760 pt</text:p>
          </table:table-cell>
          <table:table-cell office:value-type="string">
            <text:p>※02/09（日） 18:29 集計時点のポイントです</text:p>
          </table:table-cell>
          <table:table-cell table:number-columns-repeated="3"/>
          <table:table-cell table:style-name="ce2"/>
          <table:table-cell/>
          <table:table-cell table:style-name="ce1" office:value-type="string">
            <text:p>1位</text:p>
          </table:table-cell>
          <table:table-cell table:style-name="ce1" office:value-type="string">
            <text:p>17896521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54 集計時点のポイントです</text:p>
          </table:table-cell>
          <table:table-cell/>
          <table:table-cell office:value-type="string">
            <text:p>※02/09（日） 23:20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561758 pt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708563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8090832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44494 p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1位</text:p>
          </table:table-cell>
          <table:table-cell office:value-type="string">
            <text:p>34033656 pt</text:p>
          </table:table-cell>
          <table:table-cell office:value-type="string">
            <text:p>100位</text:p>
          </table:table-cell>
          <table:table-cell table:style-name="ce1" office:value-type="string">
            <text:p>3445733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2492 pt</text:p>
          </table:table-cell>
          <table:table-cell table:style-name="ce1" office:value-type="string">
            <text:p>※02/08（土） 17:10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54122 pt</text:p>
          </table:table-cell>
          <table:table-cell office:value-type="string">
            <text:p>100位</text:p>
          </table:table-cell>
          <table:table-cell office:value-type="string">
            <text:p>3689777 pt</text:p>
          </table:table-cell>
          <table:table-cell office:value-type="string">
            <text:p>1200位</text:p>
          </table:table-cell>
          <table:table-cell table:style-name="ce1" office:value-type="string">
            <text:p>1176780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800459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3800 pt</text:p>
          </table:table-cell>
          <table:table-cell office:value-type="string">
            <text:p>1200位</text:p>
          </table:table-cell>
          <table:table-cell office:value-type="string">
            <text:p>1415574 pt</text:p>
          </table:table-cell>
          <table:table-cell office:value-type="string">
            <text:p>※02/09（日） 18:30 集計時点のポイントです]</text:p>
          </table:table-cell>
          <table:table-cell table:number-columns-repeated="3"/>
          <table:table-cell office:value-type="string">
            <text:p>※02/08（土） 22:25 集計時点のポイントです</text:p>
          </table:table-cell>
          <table:table-cell/>
          <table:table-cell table:style-name="ce1" office:value-type="string">
            <text:p>1位</text:p>
          </table:table-cell>
          <table:table-cell table:style-name="ce1" office:value-type="string">
            <text:p>1786573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38767 pt</text:p>
          </table:table-cell>
          <table:table-cell office:value-type="string">
            <text:p>※02/09（日） 23:21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1" office:value-type="string">
            <text:p>100位</text:p>
          </table:table-cell>
          <table:table-cell table:style-name="ce1" office:value-type="string">
            <text:p>2557829 pt</text:p>
          </table:table-cell>
          <table:table-cell table:number-columns-repeated="6"/>
        </table:table-row>
        <table:table-row table:style-name="ro4">
          <table:table-cell table:style-name="ce1" office:value-type="string">
            <text:p>※02/10（月） 23:55 集計時点のポイントです</text:p>
          </table:table-cell>
          <table:table-cell/>
          <table:table-cell table:style-name="ce2" table:number-columns-repeated="3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8061436 pt</text:p>
          </table:table-cell>
          <table:table-cell table:style-name="ce1" office:value-type="string">
            <text:p>1200位</text:p>
          </table:table-cell>
          <table:table-cell table:style-name="ce1" office:value-type="string">
            <text:p>644003 pt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855127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2492 pt</text:p>
          </table:table-cell>
          <table:table-cell table:style-name="ce1" office:value-type="string">
            <text:p>※02/08（土） 17:09 集計時点のポイントです</text:p>
          </table:table-cell>
          <table:table-cell table:number-columns-repeated="7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66697 pt</text:p>
          </table:table-cell>
          <table:table-cell office:value-type="string">
            <text:p>1位</text:p>
          </table:table-cell>
          <table:table-cell office:value-type="string">
            <text:p>34064721 pt</text:p>
          </table:table-cell>
          <table:table-cell office:value-type="string">
            <text:p>100位</text:p>
          </table:table-cell>
          <table:table-cell table:style-name="ce1" office:value-type="string">
            <text:p>3490878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96369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5350 pt</text:p>
          </table:table-cell>
          <table:table-cell office:value-type="string">
            <text:p>100位</text:p>
          </table:table-cell>
          <table:table-cell office:value-type="string">
            <text:p>3699012 pt</text:p>
          </table:table-cell>
          <table:table-cell office:value-type="string">
            <text:p>1200位</text:p>
          </table:table-cell>
          <table:table-cell table:style-name="ce1" office:value-type="string">
            <text:p>1186900 pt</text:p>
          </table:table-cell>
          <table:table-cell table:number-columns-repeated="2"/>
          <table:table-cell office:value-type="string">
            <text:p>※02/08（土） 22:24 集計時点のポイントです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46866 pt</text:p>
          </table:table-cell>
          <table:table-cell office:value-type="string">
            <text:p>1200位</text:p>
          </table:table-cell>
          <table:table-cell office:value-type="string">
            <text:p>1419582 pt</text:p>
          </table:table-cell>
          <table:table-cell office:value-type="string">
            <text:p>※02/09（日） 18:39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※02/10（月） 23:56 集計時点のポイントです</text:p>
          </table:table-cell>
          <table:table-cell/>
          <table:table-cell office:value-type="string">
            <text:p>※02/09（日） 23:22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8036182 pt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873972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62492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72933 pt</text:p>
          </table:table-cell>
          <table:table-cell office:value-type="string">
            <text:p>1位</text:p>
          </table:table-cell>
          <table:table-cell office:value-type="string">
            <text:p>34086052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92129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5853 pt</text:p>
          </table:table-cell>
          <table:table-cell office:value-type="string">
            <text:p>100位</text:p>
          </table:table-cell>
          <table:table-cell office:value-type="string">
            <text:p>3702645 pt</text:p>
          </table:table-cell>
          <table:table-cell office:value-type="string">
            <text:p>1200位</text:p>
          </table:table-cell>
          <table:table-cell table:style-name="ce1" office:value-type="string">
            <text:p>1187757 pt</text:p>
          </table:table-cell>
          <table:table-cell table:number-columns-repeated="2"/>
          <table:table-cell office:value-type="string">
            <text:p>※02/08（土） 22:23 集計時点のポイントです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52323 pt</text:p>
          </table:table-cell>
          <table:table-cell office:value-type="string">
            <text:p>1200位</text:p>
          </table:table-cell>
          <table:table-cell office:value-type="string">
            <text:p>1424441 pt</text:p>
          </table:table-cell>
          <table:table-cell office:value-type="string">
            <text:p>※02/09（日） 18:40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※02/10（月） 23:57 集計時点のポイントです</text:p>
          </table:table-cell>
          <table:table-cell/>
          <table:table-cell office:value-type="string">
            <text:p>※02/09（日） 23:23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7987973 pt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930871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32855 pt</text:p>
          </table:table-cell>
          <table:table-cell table:number-columns-repeated="8"/>
        </table:table-row>
        <table:table-row table:style-name="ro3">
          <table:table-cell table:style-name="ce1" office:value-type="string">
            <text:p>1位</text:p>
          </table:table-cell>
          <table:table-cell table:style-name="ce1" office:value-type="string">
            <text:p>36279216 pt</text:p>
          </table:table-cell>
          <table:table-cell office:value-type="string">
            <text:p>1位</text:p>
          </table:table-cell>
          <table:table-cell office:value-type="string">
            <text:p>34114553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90154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6043 pt</text:p>
          </table:table-cell>
          <table:table-cell office:value-type="string">
            <text:p>100位</text:p>
          </table:table-cell>
          <table:table-cell office:value-type="string">
            <text:p>3702645 pt</text:p>
          </table:table-cell>
          <table:table-cell office:value-type="string">
            <text:p>1200位</text:p>
          </table:table-cell>
          <table:table-cell table:style-name="ce1" office:value-type="string">
            <text:p>1193788 pt</text:p>
          </table:table-cell>
          <table:table-cell table:number-columns-repeated="2"/>
          <table:table-cell office:value-type="string">
            <text:p>※02/08（土） 22:21 集計時点のポイントで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61839 pt</text:p>
          </table:table-cell>
          <table:table-cell office:value-type="string">
            <text:p>1200位</text:p>
          </table:table-cell>
          <table:table-cell office:value-type="string">
            <text:p>1426735 pt</text:p>
          </table:table-cell>
          <table:table-cell office:value-type="string">
            <text:p>※02/09（日） 18:42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※02/10（月） 23:58 集計時点のポイントです</text:p>
          </table:table-cell>
          <table:table-cell/>
          <table:table-cell office:value-type="string">
            <text:p>※02/09（日） 23:24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7958573 pt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1982687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29074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142790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88638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1位</text:p>
          </table:table-cell>
          <table:table-cell table:style-name="ce1" office:value-type="string">
            <text:p>36287864 pt</text:p>
          </table:table-cell>
          <table:table-cell office:value-type="string">
            <text:p>100位</text:p>
          </table:table-cell>
          <table:table-cell office:value-type="string">
            <text:p>3704723 pt</text:p>
          </table:table-cell>
          <table:table-cell office:value-type="string">
            <text:p>1200位</text:p>
          </table:table-cell>
          <table:table-cell table:style-name="ce1" office:value-type="string">
            <text:p>1197736 pt</text:p>
          </table:table-cell>
          <table:table-cell table:number-columns-repeated="2"/>
          <table:table-cell office:value-type="string">
            <text:p>※02/08（土） 22:20 集計時点のポイントです</text:p>
          </table:table-cell>
          <table:table-cell table:number-columns-repeated="9"/>
        </table:table-row>
        <table:table-row table:style-name="ro4">
          <table:table-cell table:style-name="ce1" office:value-type="string">
            <text:p>100位</text:p>
          </table:table-cell>
          <table:table-cell table:style-name="ce1" office:value-type="string">
            <text:p>4376475 pt</text:p>
          </table:table-cell>
          <table:table-cell office:value-type="string">
            <text:p>1200位</text:p>
          </table:table-cell>
          <table:table-cell office:value-type="string">
            <text:p>1431978 pt</text:p>
          </table:table-cell>
          <table:table-cell office:value-type="string">
            <text:p>※02/09（日） 18:44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1200位</text:p>
          </table:table-cell>
          <table:table-cell table:style-name="ce1" office:value-type="string">
            <text:p>2570073 pt</text:p>
          </table:table-cell>
          <table:table-cell office:value-type="string">
            <text:p>※02/09（日） 23:25 集計時点のポイントです</text:p>
          </table:table-cell>
          <table:table-cell table:style-name="ce2" table:number-columns-repeated="2"/>
          <table:table-cell table:number-columns-repeated="3"/>
          <table:table-cell office:value-type="string">
            <text:p>1位</text:p>
          </table:table-cell>
          <table:table-cell table:style-name="ce1" office:value-type="string">
            <text:p>27928523 pt</text:p>
          </table:table-cell>
          <table:table-cell table:number-columns-repeated="8"/>
        </table:table-row>
        <table:table-row table:style-name="ro4">
          <table:table-cell table:style-name="ce1" office:value-type="string">
            <text:p>※02/10（月） 23:59 集計時点のポイントです</text:p>
          </table:table-cell>
          <table:table-cell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016086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811492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166616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86476 p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704723 pt</text:p>
          </table:table-cell>
          <table:table-cell office:value-type="string">
            <text:p>1200位</text:p>
          </table:table-cell>
          <table:table-cell table:style-name="ce1" office:value-type="string">
            <text:p>1200571 pt</text:p>
          </table:table-cell>
          <table:table-cell table:number-columns-repeated="2"/>
          <table:table-cell office:value-type="string">
            <text:p>※02/08（土） 22:19 集計時点のポイントです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35215 pt</text:p>
          </table:table-cell>
          <table:table-cell office:value-type="string">
            <text:p>※02/09（日） 18:45 集計時点のポイントです</text:p>
          </table:table-cell>
          <table:table-cell table:number-columns-repeated="3"/>
          <table:table-cell office:value-type="string">
            <text:p>個人ステータス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26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034996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7900686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185640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798006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04723 pt</text:p>
          </table:table-cell>
          <table:table-cell office:value-type="string">
            <text:p>1200位</text:p>
          </table:table-cell>
          <table:table-cell table:style-name="ce1" office:value-type="string">
            <text:p>120057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86357 p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35857 pt</text:p>
          </table:table-cell>
          <table:table-cell office:value-type="string">
            <text:p>※02/09（日） 18:46 集計時点のポイントです</text:p>
          </table:table-cell>
          <table:table-cell table:number-columns-repeated="3"/>
          <table:table-cell office:value-type="string">
            <text:p>※02/08（土） 22:18 集計時点のポイントで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27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058527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7685465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209172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798006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04723 pt</text:p>
          </table:table-cell>
          <table:table-cell office:value-type="string">
            <text:p>1200位</text:p>
          </table:table-cell>
          <table:table-cell table:style-name="ce1" office:value-type="string">
            <text:p>1200891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75515 p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42560 pt</text:p>
          </table:table-cell>
          <table:table-cell office:value-type="string">
            <text:p>※02/09（日） 18:47 集計時点のポイントです</text:p>
          </table:table-cell>
          <table:table-cell table:number-columns-repeated="3"/>
          <table:table-cell office:value-type="string">
            <text:p>※02/08（土） 22:10 集計時点のポイントです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28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117381 pt</text:p>
          </table:table-cell>
          <table:table-cell table:number-columns-repeated="2"/>
          <table:table-cell office:value-type="string">
            <text:p>1位</text:p>
          </table:table-cell>
          <table:table-cell table:style-name="ce1" office:value-type="string">
            <text:p>27657843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232922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office:value-type="string">
            <text:p>100位</text:p>
          </table:table-cell>
          <table:table-cell table:style-name="ce1" office:value-type="string">
            <text:p>2798006 p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04723 pt</text:p>
          </table:table-cell>
          <table:table-cell office:value-type="string">
            <text:p>1200位</text:p>
          </table:table-cell>
          <table:table-cell table:style-name="ce1" office:value-type="string">
            <text:p>1201337 pt</text:p>
          </table:table-cell>
          <table:table-cell table:number-columns-repeated="2"/>
          <table:table-cell office:value-type="string">
            <text:p>1200位</text:p>
          </table:table-cell>
          <table:table-cell table:style-name="ce1" office:value-type="string">
            <text:p>774352 p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45467 pt</text:p>
          </table:table-cell>
          <table:table-cell office:value-type="string">
            <text:p>※02/09（日） 18:49 集計時点のポイントです</text:p>
          </table:table-cell>
          <table:table-cell table:number-columns-repeated="3"/>
          <table:table-cell office:value-type="string">
            <text:p>※02/08（土） 22:09 集計時点のポイントです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29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152725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249565 pt</text:p>
          </table:table-cell>
          <table:table-cell office:value-type="string">
            <text:p>100位</text:p>
          </table:table-cell>
          <table:table-cell table:style-name="ce1" office:value-type="string">
            <text:p>3494604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11535 pt</text:p>
          </table:table-cell>
          <table:table-cell office:value-type="string">
            <text:p>1200位</text:p>
          </table:table-cell>
          <table:table-cell table:style-name="ce1" office:value-type="string">
            <text:p>1202414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47475 pt</text:p>
          </table:table-cell>
          <table:table-cell office:value-type="string">
            <text:p>※02/09（日） 18:50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0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184357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500847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270861 pt</text:p>
          </table:table-cell>
          <table:table-cell office:value-type="string">
            <text:p>1200位</text:p>
          </table:table-cell>
          <table:table-cell table:style-name="ce1" office:value-type="string">
            <text:p>1204406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※02/09（日） 18:51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4997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1 集計時点のポイントです</text:p>
          </table:table-cell>
          <table:table-cell table:style-name="ce2"/>
          <table:table-cell office:value-type="string">
            <text:p>1位</text:p>
          </table:table-cell>
          <table:table-cell table:style-name="ce1" office:value-type="string">
            <text:p>32215256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00位</text:p>
          </table:table-cell>
          <table:table-cell table:style-name="ce1" office:value-type="string">
            <text:p>3500847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289852 pt</text:p>
          </table:table-cell>
          <table:table-cell office:value-type="string">
            <text:p>1200位</text:p>
          </table:table-cell>
          <table:table-cell table:style-name="ce1" office:value-type="string">
            <text:p>1206108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※02/09（日） 18:52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5062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2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240983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308827 pt</text:p>
          </table:table-cell>
          <table:table-cell office:value-type="string">
            <text:p>100位</text:p>
          </table:table-cell>
          <table:table-cell table:style-name="ce1" office:value-type="string">
            <text:p>350887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0798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53318 pt</text:p>
          </table:table-cell>
          <table:table-cell office:value-type="string">
            <text:p>※02/09（日） 18:53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3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278763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339833 pt</text:p>
          </table:table-cell>
          <table:table-cell office:value-type="string">
            <text:p>100位</text:p>
          </table:table-cell>
          <table:table-cell table:style-name="ce1" office:value-type="string">
            <text:p>350887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09270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55646 pt</text:p>
          </table:table-cell>
          <table:table-cell office:value-type="string">
            <text:p>※02/09（日） 18:54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4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30710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365641 pt</text:p>
          </table:table-cell>
          <table:table-cell office:value-type="string">
            <text:p>100位</text:p>
          </table:table-cell>
          <table:table-cell table:style-name="ce1" office:value-type="string">
            <text:p>350887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09703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61107 pt</text:p>
          </table:table-cell>
          <table:table-cell office:value-type="string">
            <text:p>※02/09（日） 18:55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5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340254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392769 pt</text:p>
          </table:table-cell>
          <table:table-cell office:value-type="string">
            <text:p>100位</text:p>
          </table:table-cell>
          <table:table-cell table:style-name="ce1" office:value-type="string">
            <text:p>350887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09703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65276 pt</text:p>
          </table:table-cell>
          <table:table-cell office:value-type="string">
            <text:p>※02/09（日） 18:56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6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371038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420823 pt</text:p>
          </table:table-cell>
          <table:table-cell office:value-type="string">
            <text:p>100位</text:p>
          </table:table-cell>
          <table:table-cell table:style-name="ce1" office:value-type="string">
            <text:p>3514430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10031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69740 pt</text:p>
          </table:table-cell>
          <table:table-cell office:value-type="string">
            <text:p>※02/09（日） 18:57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7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401868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446893 pt</text:p>
          </table:table-cell>
          <table:table-cell office:value-type="string">
            <text:p>100位</text:p>
          </table:table-cell>
          <table:table-cell table:style-name="ce1" office:value-type="string">
            <text:p>3519536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11670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72161 pt</text:p>
          </table:table-cell>
          <table:table-cell office:value-type="string">
            <text:p>※02/09（日） 18:58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8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2"/>
          <table:table-cell office:value-type="string">
            <text:p>1位</text:p>
          </table:table-cell>
          <table:table-cell table:style-name="ce1" office:value-type="string">
            <text:p>32437119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465934 pt</text:p>
          </table:table-cell>
          <table:table-cell office:value-type="string">
            <text:p>100位</text:p>
          </table:table-cell>
          <table:table-cell table:style-name="ce1" office:value-type="string">
            <text:p>3519536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29174 pt</text:p>
          </table:table-cell>
          <table:table-cell office:value-type="string">
            <text:p>1200位</text:p>
          </table:table-cell>
          <table:table-cell table:style-name="ce1" office:value-type="string">
            <text:p>1211670 pt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200位</text:p>
          </table:table-cell>
          <table:table-cell office:value-type="string">
            <text:p>1475780 pt</text:p>
          </table:table-cell>
          <table:table-cell office:value-type="string">
            <text:p>※02/09（日） 18:59 集計時点のポイントです</text:p>
          </table:table-cell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39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49192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3469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79361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0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0619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4696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82782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1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0619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024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8344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2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10938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024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8675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3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20328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024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89018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4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3921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024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497158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5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5563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024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0111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6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6988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6456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0296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7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84165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77595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03971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8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58656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7935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09881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49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0774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7935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10822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0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2200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79359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1416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1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4348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82605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1714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2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5780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792850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2094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3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74451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107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25085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4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88718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149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28357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5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69589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149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3109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6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 table:number-rows-repeated="2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71001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149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35407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7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724371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2772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37554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8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ce2" table:number-columns-repeated="3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位</text:p>
          </table:table-cell>
          <table:table-cell office:value-type="string">
            <text:p>34736253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00位</text:p>
          </table:table-cell>
          <table:table-cell office:value-type="string">
            <text:p>3806536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1200位</text:p>
          </table:table-cell>
          <table:table-cell office:value-type="string">
            <text:p>1543237 pt</text:p>
          </table:table-cell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※02/09（日） 23:59 集計時点のポイントです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2014/04/03</text:date>, <text:time>23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6S</meta:editing-duration>
    <meta:editing-cycles>3</meta:editing-cycles>
    <meta:generator>LibreOffice/3.4$Win32 LibreOffice_project/340m1$Build-302</meta:generator>
    <dc:date>2014-04-03T23:26:35.81</dc:date>
    <meta:document-statistic meta:table-count="3" meta:cell-count="2770" meta:object-count="0"/>
    <meta:user-defined meta:name="Info 1"/>
    <meta:user-defined meta:name="Info 2"/>
    <meta:user-defined meta:name="Info 3"/>
    <meta:user-defined meta:name="Info 4"/>
  </office:meta>
</office:document-meta>
</file>